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4_UpdatePlanDetails:/login.html</text:p>
          </table:table-cell>
          <table:table-cell office:value-type="float" office:value="60" table:style-name="ce1">
            <text:p>60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580" table:style-name="ce1">
            <text:p>580</text:p>
          </table:table-cell>
          <table:table-cell office:value-type="float" office:value="168.644972254338" table:style-name="ce1">
            <text:p>168.6449723</text:p>
          </table:table-cell>
          <table:table-cell office:value-type="float" office:value="0" table:style-name="ce1">
            <text:p>0</text:p>
          </table:table-cell>
          <table:table-cell office:value-type="float" office:value="4.2399830400678402" table:style-name="ce1">
            <text:p>4.23998304</text:p>
          </table:table-cell>
          <table:table-cell office:value-type="float" office:value="6.0908350116599497" table:style-name="ce1">
            <text:p>6.09083501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login.html</text:p>
          </table:table-cell>
          <table:table-cell office:value-type="float" office:value="60" table:style-name="ce1">
            <text:p>60</text:p>
          </table:table-cell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737" table:style-name="ce1">
            <text:p>737</text:p>
          </table:table-cell>
          <table:table-cell office:value-type="float" office:value="247.24665765632099" table:style-name="ce1">
            <text:p>247.2466577</text:p>
          </table:table-cell>
          <table:table-cell office:value-type="float" office:value="0" table:style-name="ce1">
            <text:p>0</text:p>
          </table:table-cell>
          <table:table-cell office:value-type="float" office:value="1.0183990766515001" table:style-name="ce1">
            <text:p>1.018399077</text:p>
          </table:table-cell>
          <table:table-cell office:value-type="float" office:value="1.4629541423382399" table:style-name="ce1">
            <text:p>1.46295414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in.html</text:p>
          </table:table-cell>
          <table:table-cell office:value-type="float" office:value="60" table:style-name="ce1">
            <text:p>60</text:p>
          </table:table-cell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float" office:value="1114" table:style-name="ce1">
            <text:p>1114</text:p>
          </table:table-cell>
          <table:table-cell office:value-type="float" office:value="309.69904566996797" table:style-name="ce1">
            <text:p>309.6990457</text:p>
          </table:table-cell>
          <table:table-cell office:value-type="float" office:value="0" table:style-name="ce1">
            <text:p>0</text:p>
          </table:table-cell>
          <table:table-cell office:value-type="float" office:value="1.11059694585839" table:style-name="ce1">
            <text:p>1.110596946</text:p>
          </table:table-cell>
          <table:table-cell office:value-type="float" office:value="1.5953985423415" table:style-name="ce1">
            <text:p>1.59539854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in.html</text:p>
          </table:table-cell>
          <table:table-cell office:value-type="float" office:value="60" table:style-name="ce1">
            <text:p>60</text:p>
          </table:table-cell>
          <table:table-cell office:value-type="float" office:value="315" table:style-name="ce1">
            <text:p>315</text:p>
          </table:table-cell>
          <table:table-cell office:value-type="float" office:value="2" table:style-name="ce1">
            <text:p>2</text:p>
          </table:table-cell>
          <table:table-cell office:value-type="float" office:value="815" table:style-name="ce1">
            <text:p>815</text:p>
          </table:table-cell>
          <table:table-cell office:value-type="float" office:value="330.65388878201099" table:style-name="ce1">
            <text:p>330.6538888</text:p>
          </table:table-cell>
          <table:table-cell office:value-type="float" office:value="0" table:style-name="ce1">
            <text:p>0</text:p>
          </table:table-cell>
          <table:table-cell office:value-type="float" office:value="0.91695448849222105" table:style-name="ce1">
            <text:p>0.916954488</text:p>
          </table:table-cell>
          <table:table-cell office:value-type="float" office:value="1.31722661383989" table:style-name="ce1">
            <text:p>1.31722661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9_UpdateSameTask:/login.html</text:p>
          </table:table-cell>
          <table:table-cell office:value-type="float" office:value="60" table:style-name="ce3">
            <text:p>60</text:p>
          </table:table-cell>
          <table:table-cell office:value-type="float" office:value="1306" table:style-name="ce3">
            <text:p>1306</text:p>
          </table:table-cell>
          <table:table-cell office:value-type="float" office:value="2" table:style-name="ce3">
            <text:p>2</text:p>
          </table:table-cell>
          <table:table-cell office:value-type="float" office:value="6884" table:style-name="ce3">
            <text:p>6884</text:p>
          </table:table-cell>
          <table:table-cell office:value-type="float" office:value="2637.60085320605" table:style-name="ce3">
            <text:p>2637.600853</text:p>
          </table:table-cell>
          <table:table-cell office:value-type="float" office:value="0" table:style-name="ce3">
            <text:p>0</text:p>
          </table:table-cell>
          <table:table-cell office:value-type="float" office:value="0.93260382989306101" table:style-name="ce3">
            <text:p>0.93260383</text:p>
          </table:table-cell>
          <table:table-cell office:value-type="float" office:value="1.3397072595436399" table:style-name="ce3">
            <text:p>1.33970726</text:p>
          </table:table-cell>
          <table:table-cell office:value-type="float" office:value="1471" table:style-name="ce3">
            <text:p>147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0_AddFlow:/login.html</text:p>
          </table:table-cell>
          <table:table-cell office:value-type="float" office:value="90" table:style-name="ce1">
            <text:p>90</text:p>
          </table:table-cell>
          <table:table-cell office:value-type="float" office:value="461" table:style-name="ce1">
            <text:p>461</text:p>
          </table:table-cell>
          <table:table-cell office:value-type="float" office:value="2" table:style-name="ce1">
            <text:p>2</text:p>
          </table:table-cell>
          <table:table-cell office:value-type="float" office:value="9020" table:style-name="ce1">
            <text:p>9020</text:p>
          </table:table-cell>
          <table:table-cell office:value-type="float" office:value="1522.5480032571099" table:style-name="ce1">
            <text:p>1522.548003</text:p>
          </table:table-cell>
          <table:table-cell office:value-type="float" office:value="0" table:style-name="ce1">
            <text:p>0</text:p>
          </table:table-cell>
          <table:table-cell office:value-type="float" office:value="1.32898214733982" table:style-name="ce1">
            <text:p>1.328982147</text:p>
          </table:table-cell>
          <table:table-cell office:value-type="float" office:value="1.90911400267273" table:style-name="ce1">
            <text:p>1.90911400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login.html</text:p>
          </table:table-cell>
          <table:table-cell office:value-type="float" office:value="60" table:style-name="ce1">
            <text:p>60</text:p>
          </table:table-cell>
          <table:table-cell office:value-type="float" office:value="288" table:style-name="ce1">
            <text:p>288</text:p>
          </table:table-cell>
          <table:table-cell office:value-type="float" office:value="2" table:style-name="ce1">
            <text:p>2</text:p>
          </table:table-cell>
          <table:table-cell office:value-type="float" office:value="887" table:style-name="ce1">
            <text:p>887</text:p>
          </table:table-cell>
          <table:table-cell office:value-type="float" office:value="279.30153160259499" table:style-name="ce1">
            <text:p>279.3015316</text:p>
          </table:table-cell>
          <table:table-cell office:value-type="float" office:value="0" table:style-name="ce1">
            <text:p>0</text:p>
          </table:table-cell>
          <table:table-cell office:value-type="float" office:value="0.96336020037892101" table:style-name="ce1">
            <text:p>0.9633602</text:p>
          </table:table-cell>
          <table:table-cell office:value-type="float" office:value="1.38388950659901" table:style-name="ce1">
            <text:p>1.38388950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login.html</text:p>
          </table:table-cell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427" table:style-name="ce1">
            <text:p>427</text:p>
          </table:table-cell>
          <table:table-cell office:value-type="float" office:value="192.19859231765599" table:style-name="ce1">
            <text:p>192.1985923</text:p>
          </table:table-cell>
          <table:table-cell office:value-type="float" office:value="0" table:style-name="ce1">
            <text:p>0</text:p>
          </table:table-cell>
          <table:table-cell office:value-type="float" office:value="0.92484123558789" table:style-name="ce1">
            <text:p>0.924841236</text:p>
          </table:table-cell>
          <table:table-cell office:value-type="float" office:value="1.32855611088846" table:style-name="ce1">
            <text:p>1.32855611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login.html</text:p>
          </table:table-cell>
          <table:table-cell office:value-type="float" office:value="60" table:style-name="ce1">
            <text:p>60</text:p>
          </table:table-cell>
          <table:table-cell office:value-type="float" office:value="1552" table:style-name="ce1">
            <text:p>1552</text:p>
          </table:table-cell>
          <table:table-cell office:value-type="float" office:value="2" table:style-name="ce1">
            <text:p>2</text:p>
          </table:table-cell>
          <table:table-cell office:value-type="float" office:value="9122" table:style-name="ce1">
            <text:p>9122</text:p>
          </table:table-cell>
          <table:table-cell office:value-type="float" office:value="3262.2959455556502" table:style-name="ce1">
            <text:p>3262.295946</text:p>
          </table:table-cell>
          <table:table-cell office:value-type="float" office:value="0" table:style-name="ce1">
            <text:p>0</text:p>
          </table:table-cell>
          <table:table-cell office:value-type="float" office:value="0.91445292853550297" table:style-name="ce1">
            <text:p>0.914452929</text:p>
          </table:table-cell>
          <table:table-cell office:value-type="float" office:value="1.31363306433176" table:style-name="ce1">
            <text:p>1.31363306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login.html</text:p>
          </table:table-cell>
          <table:table-cell office:value-type="float" office:value="90" table:style-name="ce1">
            <text:p>90</text:p>
          </table:table-cell>
          <table:table-cell office:value-type="float" office:value="1537" table:style-name="ce1">
            <text:p>1537</text:p>
          </table:table-cell>
          <table:table-cell office:value-type="float" office:value="2" table:style-name="ce1">
            <text:p>2</text:p>
          </table:table-cell>
          <table:table-cell office:value-type="float" office:value="9191" table:style-name="ce1">
            <text:p>9191</text:p>
          </table:table-cell>
          <table:table-cell office:value-type="float" office:value="3376.9402178690798" table:style-name="ce1">
            <text:p>3376.940218</text:p>
          </table:table-cell>
          <table:table-cell office:value-type="float" office:value="0" table:style-name="ce1">
            <text:p>0</text:p>
          </table:table-cell>
          <table:table-cell office:value-type="float" office:value="1.6956177700742301" table:style-name="ce1">
            <text:p>1.69561777</text:p>
          </table:table-cell>
          <table:table-cell office:value-type="float" office:value="2.4357946677531102" table:style-name="ce1">
            <text:p>2.43579466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9_UpdateSameTask:/login.do</text:p>
          </table:table-cell>
          <table:table-cell office:value-type="float" office:value="30" table:style-name="ce3">
            <text:p>30</text:p>
          </table:table-cell>
          <table:table-cell office:value-type="float" office:value="7091" table:style-name="ce3">
            <text:p>7091</text:p>
          </table:table-cell>
          <table:table-cell office:value-type="float" office:value="67" table:style-name="ce3">
            <text:p>67</text:p>
          </table:table-cell>
          <table:table-cell office:value-type="float" office:value="12765" table:style-name="ce3">
            <text:p>12765</text:p>
          </table:table-cell>
          <table:table-cell office:value-type="float" office:value="3136.30150123782" table:style-name="ce3">
            <text:p>3136.301501</text:p>
          </table:table-cell>
          <table:table-cell office:value-type="float" office:value="0" table:style-name="ce3">
            <text:p>0</text:p>
          </table:table-cell>
          <table:table-cell office:value-type="float" office:value="2.2026431718061601" table:style-name="ce3">
            <text:p>2.202643172</text:p>
          </table:table-cell>
          <table:table-cell office:value-type="float" office:value="44.908968887665203" table:style-name="ce3">
            <text:p>44.90896889</text:p>
          </table:table-cell>
          <table:table-cell office:value-type="float" office:value="20878" table:style-name="ce3">
            <text:p>2087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6_AddNewOrg:/login.do</text:p>
          </table:table-cell>
          <table:table-cell office:value-type="float" office:value="30" table:style-name="ce3">
            <text:p>30</text:p>
          </table:table-cell>
          <table:table-cell office:value-type="float" office:value="7226" table:style-name="ce3">
            <text:p>7226</text:p>
          </table:table-cell>
          <table:table-cell office:value-type="float" office:value="195" table:style-name="ce3">
            <text:p>195</text:p>
          </table:table-cell>
          <table:table-cell office:value-type="float" office:value="10955" table:style-name="ce3">
            <text:p>10955</text:p>
          </table:table-cell>
          <table:table-cell office:value-type="float" office:value="2362.4698161505098" table:style-name="ce3">
            <text:p>2362.469816</text:p>
          </table:table-cell>
          <table:table-cell office:value-type="float" office:value="0" table:style-name="ce3">
            <text:p>0</text:p>
          </table:table-cell>
          <table:table-cell office:value-type="float" office:value="2.5967281225655601" table:style-name="ce3">
            <text:p>2.596728123</text:p>
          </table:table-cell>
          <table:table-cell office:value-type="float" office:value="55.050636198390002" table:style-name="ce3">
            <text:p>55.0506362</text:p>
          </table:table-cell>
          <table:table-cell office:value-type="float" office:value="21708.799999999999" table:style-name="ce3">
            <text:p>21708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4_UpdateTransmissionMedia:/login.html</text:p>
          </table:table-cell>
          <table:table-cell office:value-type="float" office:value="60" table:style-name="ce3">
            <text:p>60</text:p>
          </table:table-cell>
          <table:table-cell office:value-type="float" office:value="2317" table:style-name="ce3">
            <text:p>2317</text:p>
          </table:table-cell>
          <table:table-cell office:value-type="float" office:value="1" table:style-name="ce3">
            <text:p>1</text:p>
          </table:table-cell>
          <table:table-cell office:value-type="float" office:value="9151" table:style-name="ce3">
            <text:p>9151</text:p>
          </table:table-cell>
          <table:table-cell office:value-type="float" office:value="3829.3103933853199" table:style-name="ce3">
            <text:p>3829.310393</text:p>
          </table:table-cell>
          <table:table-cell office:value-type="float" office:value="0" table:style-name="ce3">
            <text:p>0</text:p>
          </table:table-cell>
          <table:table-cell office:value-type="float" office:value="0.91347837339950899" table:style-name="ce3">
            <text:p>0.913478373</text:p>
          </table:table-cell>
          <table:table-cell office:value-type="float" office:value="1.3122330930377699" table:style-name="ce3">
            <text:p>1.312233093</text:p>
          </table:table-cell>
          <table:table-cell office:value-type="float" office:value="1471" table:style-name="ce3">
            <text:p>147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6_AddNewOrg:/</text:p>
          </table:table-cell>
          <table:table-cell office:value-type="float" office:value="60" table:style-name="ce1">
            <text:p>60</text:p>
          </table:table-cell>
          <table:table-cell office:value-type="float" office:value="420" table:style-name="ce1">
            <text:p>420</text:p>
          </table:table-cell>
          <table:table-cell office:value-type="float" office:value="2" table:style-name="ce1">
            <text:p>2</text:p>
          </table:table-cell>
          <table:table-cell office:value-type="float" office:value="6440" table:style-name="ce1">
            <text:p>6440</text:p>
          </table:table-cell>
          <table:table-cell office:value-type="float" office:value="1272.3537501636699" table:style-name="ce1">
            <text:p>1272.35375</text:p>
          </table:table-cell>
          <table:table-cell office:value-type="float" office:value="0" table:style-name="ce1">
            <text:p>0</text:p>
          </table:table-cell>
          <table:table-cell office:value-type="float" office:value="1.12500703129394" table:style-name="ce1">
            <text:p>1.125007031</text:p>
          </table:table-cell>
          <table:table-cell office:value-type="float" office:value="4.1670853704554398" table:style-name="ce1">
            <text:p>4.16708537</text:p>
          </table:table-cell>
          <table:table-cell office:value-type="float" office:value="3792.95" table:style-name="ce1">
            <text:p>3792.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login.html</text:p>
          </table:table-cell>
          <table:table-cell office:value-type="float" office:value="60" table:style-name="ce1">
            <text:p>60</text:p>
          </table:table-cell>
          <table:table-cell office:value-type="float" office:value="561" table:style-name="ce1">
            <text:p>561</text:p>
          </table:table-cell>
          <table:table-cell office:value-type="float" office:value="3" table:style-name="ce1">
            <text:p>3</text:p>
          </table:table-cell>
          <table:table-cell office:value-type="float" office:value="9092" table:style-name="ce1">
            <text:p>9092</text:p>
          </table:table-cell>
          <table:table-cell office:value-type="float" office:value="1954.64789234674" table:style-name="ce1">
            <text:p>1954.647892</text:p>
          </table:table-cell>
          <table:table-cell office:value-type="float" office:value="0" table:style-name="ce1">
            <text:p>0</text:p>
          </table:table-cell>
          <table:table-cell office:value-type="float" office:value="0.92286395447204495" table:style-name="ce1">
            <text:p>0.922863954</text:p>
          </table:table-cell>
          <table:table-cell office:value-type="float" office:value="1.32571570022302" table:style-name="ce1">
            <text:p>1.325715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;jsessionid=1565r9oy88ew89gf57ypx1c4</text:p>
          </table:table-cell>
          <table:table-cell office:value-type="float" office:value="30" table:style-name="ce1">
            <text:p>30</text:p>
          </table:table-cell>
          <table:table-cell office:value-type="float" office:value="641" table:style-name="ce1">
            <text:p>641</text:p>
          </table:table-cell>
          <table:table-cell office:value-type="float" office:value="2" table:style-name="ce1">
            <text:p>2</text:p>
          </table:table-cell>
          <table:table-cell office:value-type="float" office:value="3537" table:style-name="ce1">
            <text:p>3537</text:p>
          </table:table-cell>
          <table:table-cell office:value-type="float" office:value="1192.1847083773901" table:style-name="ce1">
            <text:p>1192.184708</text:p>
          </table:table-cell>
          <table:table-cell office:value-type="float" office:value="0" table:style-name="ce1">
            <text:p>0</text:p>
          </table:table-cell>
          <table:table-cell office:value-type="float" office:value="2.0268900749949301" table:style-name="ce1">
            <text:p>2.026890075</text:p>
          </table:table-cell>
          <table:table-cell office:value-type="float" office:value="10.546492318931101" table:style-name="ce1">
            <text:p>10.54649232</text:p>
          </table:table-cell>
          <table:table-cell office:value-type="float" office:value="5328.1666666666597" table:style-name="ce1">
            <text:p>5328.1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8_AddNewGoals:/login.do</text:p>
          </table:table-cell>
          <table:table-cell office:value-type="float" office:value="30" table:style-name="ce3">
            <text:p>30</text:p>
          </table:table-cell>
          <table:table-cell office:value-type="float" office:value="4449" table:style-name="ce3">
            <text:p>4449</text:p>
          </table:table-cell>
          <table:table-cell office:value-type="float" office:value="76" table:style-name="ce3">
            <text:p>76</text:p>
          </table:table-cell>
          <table:table-cell office:value-type="float" office:value="12896" table:style-name="ce3">
            <text:p>12896</text:p>
          </table:table-cell>
          <table:table-cell office:value-type="float" office:value="3596.2101973234699" table:style-name="ce3">
            <text:p>3596.210197</text:p>
          </table:table-cell>
          <table:table-cell office:value-type="float" office:value="0" table:style-name="ce3">
            <text:p>0</text:p>
          </table:table-cell>
          <table:table-cell office:value-type="float" office:value="2.1848372296263898" table:style-name="ce3">
            <text:p>2.18483723</text:p>
          </table:table-cell>
          <table:table-cell office:value-type="float" office:value="35.682829910421603" table:style-name="ce3">
            <text:p>35.68282991</text:p>
          </table:table-cell>
          <table:table-cell office:value-type="float" office:value="16724" table:style-name="ce3">
            <text:p>1672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5_UpdateOrg:/login.do</text:p>
          </table:table-cell>
          <table:table-cell office:value-type="float" office:value="30" table:style-name="ce3">
            <text:p>30</text:p>
          </table:table-cell>
          <table:table-cell office:value-type="float" office:value="4885" table:style-name="ce3">
            <text:p>4885</text:p>
          </table:table-cell>
          <table:table-cell office:value-type="float" office:value="50" table:style-name="ce3">
            <text:p>50</text:p>
          </table:table-cell>
          <table:table-cell office:value-type="float" office:value="12525" table:style-name="ce3">
            <text:p>12525</text:p>
          </table:table-cell>
          <table:table-cell office:value-type="float" office:value="4626.5798653000602" table:style-name="ce3">
            <text:p>4626.579865</text:p>
          </table:table-cell>
          <table:table-cell office:value-type="float" office:value="0" table:style-name="ce3">
            <text:p>0</text:p>
          </table:table-cell>
          <table:table-cell office:value-type="float" office:value="2.2525904790508999" table:style-name="ce3">
            <text:p>2.252590479</text:p>
          </table:table-cell>
          <table:table-cell office:value-type="float" office:value="44.099738136356798" table:style-name="ce3">
            <text:p>44.09973814</text:p>
          </table:table-cell>
          <table:table-cell office:value-type="float" office:value="20047.2" table:style-name="ce3">
            <text:p>20047.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5_UpdateOrg:/;jsessionid=1h91r9vfjoebukjamk1rbmrdv</text:p>
          </table:table-cell>
          <table:table-cell office:value-type="float" office:value="30" table:style-name="ce3">
            <text:p>30</text:p>
          </table:table-cell>
          <table:table-cell office:value-type="float" office:value="2423" table:style-name="ce3">
            <text:p>2423</text:p>
          </table:table-cell>
          <table:table-cell office:value-type="float" office:value="3" table:style-name="ce3">
            <text:p>3</text:p>
          </table:table-cell>
          <table:table-cell office:value-type="float" office:value="10463" table:style-name="ce3">
            <text:p>10463</text:p>
          </table:table-cell>
          <table:table-cell office:value-type="float" office:value="2657.73862125094" table:style-name="ce3">
            <text:p>2657.738621</text:p>
          </table:table-cell>
          <table:table-cell office:value-type="float" office:value="0" table:style-name="ce3">
            <text:p>0</text:p>
          </table:table-cell>
          <table:table-cell office:value-type="float" office:value="2.0813098376578298" table:style-name="ce3">
            <text:p>2.081309838</text:p>
          </table:table-cell>
          <table:table-cell office:value-type="float" office:value="15.9962075716317" table:style-name="ce3">
            <text:p>15.99620757</text:p>
          </table:table-cell>
          <table:table-cell office:value-type="float" office:value="7870.1" table:style-name="ce3">
            <text:p>7870.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8_AddNewGoals:/;jsessionid=v4qj4t58e12cxtomr3byrdrp</text:p>
          </table:table-cell>
          <table:table-cell office:value-type="float" office:value="30" table:style-name="ce3">
            <text:p>30</text:p>
          </table:table-cell>
          <table:table-cell office:value-type="float" office:value="1627" table:style-name="ce3">
            <text:p>1627</text:p>
          </table:table-cell>
          <table:table-cell office:value-type="float" office:value="2" table:style-name="ce3">
            <text:p>2</text:p>
          </table:table-cell>
          <table:table-cell office:value-type="float" office:value="11418" table:style-name="ce3">
            <text:p>11418</text:p>
          </table:table-cell>
          <table:table-cell office:value-type="float" office:value="2802.2756238853799" table:style-name="ce3">
            <text:p>2802.275624</text:p>
          </table:table-cell>
          <table:table-cell office:value-type="float" office:value="0" table:style-name="ce3">
            <text:p>0</text:p>
          </table:table-cell>
          <table:table-cell office:value-type="float" office:value="2.3119605425400702" table:style-name="ce3">
            <text:p>2.311960543</text:p>
          </table:table-cell>
          <table:table-cell office:value-type="float" office:value="8.7849985068588108" table:style-name="ce3">
            <text:p>8.784998507</text:p>
          </table:table-cell>
          <table:table-cell office:value-type="float" office:value="3891" table:style-name="ce3">
            <text:p>389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6_UpdateRoles:/login.html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23.911009783965302" table:style-name="ce1">
            <text:p>23.91100978</text:p>
          </table:table-cell>
          <table:table-cell office:value-type="float" office:value="0" table:style-name="ce1">
            <text:p>0</text:p>
          </table:table-cell>
          <table:table-cell office:value-type="float" office:value="0.94549236514915103" table:style-name="ce1">
            <text:p>0.945492365</text:p>
          </table:table-cell>
          <table:table-cell office:value-type="float" office:value="1.35822194251406" table:style-name="ce1">
            <text:p>1.35822194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3_UpdatePhase:/login.do</text:p>
          </table:table-cell>
          <table:table-cell office:value-type="float" office:value="30" table:style-name="ce3">
            <text:p>30</text:p>
          </table:table-cell>
          <table:table-cell office:value-type="float" office:value="4365" table:style-name="ce3">
            <text:p>4365</text:p>
          </table:table-cell>
          <table:table-cell office:value-type="float" office:value="62" table:style-name="ce3">
            <text:p>62</text:p>
          </table:table-cell>
          <table:table-cell office:value-type="float" office:value="11034" table:style-name="ce3">
            <text:p>11034</text:p>
          </table:table-cell>
          <table:table-cell office:value-type="float" office:value="3475.6186373395699" table:style-name="ce3">
            <text:p>3475.618637</text:p>
          </table:table-cell>
          <table:table-cell office:value-type="float" office:value="0" table:style-name="ce3">
            <text:p>0</text:p>
          </table:table-cell>
          <table:table-cell office:value-type="float" office:value="2.2218930528810499" table:style-name="ce3">
            <text:p>2.221893053</text:p>
          </table:table-cell>
          <table:table-cell office:value-type="float" office:value="45.301376069286" table:style-name="ce3">
            <text:p>45.30137607</text:p>
          </table:table-cell>
          <table:table-cell office:value-type="float" office:value="20877.966666666602" table:style-name="ce3">
            <text:p>20877.9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5_AddNewEvents:/login.do</text:p>
          </table:table-cell>
          <table:table-cell office:value-type="float" office:value="30" table:style-name="ce1">
            <text:p>30</text:p>
          </table:table-cell>
          <table:table-cell office:value-type="float" office:value="7956" table:style-name="ce1">
            <text:p>7956</text:p>
          </table:table-cell>
          <table:table-cell office:value-type="float" office:value="460" table:style-name="ce1">
            <text:p>460</text:p>
          </table:table-cell>
          <table:table-cell office:value-type="float" office:value="12728" table:style-name="ce1">
            <text:p>12728</text:p>
          </table:table-cell>
          <table:table-cell office:value-type="float" office:value="2969.50985274599" table:style-name="ce1">
            <text:p>2969.509853</text:p>
          </table:table-cell>
          <table:table-cell office:value-type="float" office:value="0" table:style-name="ce1">
            <text:p>0</text:p>
          </table:table-cell>
          <table:table-cell office:value-type="float" office:value="2.30361667818475" table:style-name="ce1">
            <text:p>2.303616678</text:p>
          </table:table-cell>
          <table:table-cell office:value-type="float" office:value="48.836673577516699" table:style-name="ce1">
            <text:p>48.83667358</text:p>
          </table:table-cell>
          <table:table-cell office:value-type="float" office:value="21708.799999999999" table:style-name="ce1">
            <text:p>21708.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1_UpdatePhase:/login.do</text:p>
          </table:table-cell>
          <table:table-cell office:value-type="float" office:value="30" table:style-name="ce3">
            <text:p>30</text:p>
          </table:table-cell>
          <table:table-cell office:value-type="float" office:value="9331" table:style-name="ce3">
            <text:p>9331</text:p>
          </table:table-cell>
          <table:table-cell office:value-type="float" office:value="179" table:style-name="ce3">
            <text:p>179</text:p>
          </table:table-cell>
          <table:table-cell office:value-type="float" office:value="12859" table:style-name="ce3">
            <text:p>12859</text:p>
          </table:table-cell>
          <table:table-cell office:value-type="float" office:value="4461.4626555275199" table:style-name="ce3">
            <text:p>4461.462656</text:p>
          </table:table-cell>
          <table:table-cell office:value-type="float" office:value="0" table:style-name="ce3">
            <text:p>0</text:p>
          </table:table-cell>
          <table:table-cell office:value-type="float" office:value="2.2424876663178299" table:style-name="ce3">
            <text:p>2.242487666</text:p>
          </table:table-cell>
          <table:table-cell office:value-type="float" office:value="47.540738525938103" table:style-name="ce3">
            <text:p>47.54073853</text:p>
          </table:table-cell>
          <table:table-cell office:value-type="float" office:value="21708.799999999999" table:style-name="ce3">
            <text:p>21708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2_UpdateAgent:/login.do</text:p>
          </table:table-cell>
          <table:table-cell office:value-type="float" office:value="30" table:style-name="ce3">
            <text:p>30</text:p>
          </table:table-cell>
          <table:table-cell office:value-type="float" office:value="6883" table:style-name="ce3">
            <text:p>6883</text:p>
          </table:table-cell>
          <table:table-cell office:value-type="float" office:value="48" table:style-name="ce3">
            <text:p>48</text:p>
          </table:table-cell>
          <table:table-cell office:value-type="float" office:value="12718" table:style-name="ce3">
            <text:p>12718</text:p>
          </table:table-cell>
          <table:table-cell office:value-type="float" office:value="4862.7081801765098" table:style-name="ce3">
            <text:p>4862.70818</text:p>
          </table:table-cell>
          <table:table-cell office:value-type="float" office:value="0" table:style-name="ce3">
            <text:p>0</text:p>
          </table:table-cell>
          <table:table-cell office:value-type="float" office:value="2.27324391907251" table:style-name="ce3">
            <text:p>2.273243919</text:p>
          </table:table-cell>
          <table:table-cell office:value-type="float" office:value="48.192771084337302" table:style-name="ce3">
            <text:p>48.19277108</text:p>
          </table:table-cell>
          <table:table-cell office:value-type="float" office:value="21708.799999999999" table:style-name="ce3">
            <text:p>21708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5_AddNewEvents:/</text:p>
          </table:table-cell>
          <table:table-cell office:value-type="float" office:value="60" table:style-name="ce1">
            <text:p>60</text:p>
          </table:table-cell>
          <table:table-cell office:value-type="float" office:value="317" table:style-name="ce1">
            <text:p>317</text:p>
          </table:table-cell>
          <table:table-cell office:value-type="float" office:value="1" table:style-name="ce1">
            <text:p>1</text:p>
          </table:table-cell>
          <table:table-cell office:value-type="float" office:value="4593" table:style-name="ce1">
            <text:p>4593</text:p>
          </table:table-cell>
          <table:table-cell office:value-type="float" office:value="884.50254757499999" table:style-name="ce1">
            <text:p>884.5025476</text:p>
          </table:table-cell>
          <table:table-cell office:value-type="float" office:value="0" table:style-name="ce1">
            <text:p>0</text:p>
          </table:table-cell>
          <table:table-cell office:value-type="float" office:value="1.0382778431508199" table:style-name="ce1">
            <text:p>1.038277843</text:p>
          </table:table-cell>
          <table:table-cell office:value-type="float" office:value="3.0020661458693798" table:style-name="ce1">
            <text:p>3.002066146</text:p>
          </table:table-cell>
          <table:table-cell office:value-type="float" office:value="2960.7833333333301" table:style-name="ce1">
            <text:p>2960.78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7_UpdatePlanSegment:/login.do</text:p>
          </table:table-cell>
          <table:table-cell office:value-type="float" office:value="30" table:style-name="ce3">
            <text:p>30</text:p>
          </table:table-cell>
          <table:table-cell office:value-type="float" office:value="7679" table:style-name="ce3">
            <text:p>7679</text:p>
          </table:table-cell>
          <table:table-cell office:value-type="float" office:value="343" table:style-name="ce3">
            <text:p>343</text:p>
          </table:table-cell>
          <table:table-cell office:value-type="float" office:value="11049" table:style-name="ce3">
            <text:p>11049</text:p>
          </table:table-cell>
          <table:table-cell office:value-type="float" office:value="2415.6282617341699" table:style-name="ce3">
            <text:p>2415.628262</text:p>
          </table:table-cell>
          <table:table-cell office:value-type="float" office:value="0" table:style-name="ce3">
            <text:p>0</text:p>
          </table:table-cell>
          <table:table-cell office:value-type="float" office:value="2.67976775346136" table:style-name="ce3">
            <text:p>2.679767753</text:p>
          </table:table-cell>
          <table:table-cell office:value-type="float" office:value="58.985945176417999" table:style-name="ce3">
            <text:p>58.98594518</text:p>
          </table:table-cell>
          <table:table-cell office:value-type="float" office:value="22539.866666666599" table:style-name="ce3">
            <text:p>22539.8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9_UpdateSameTask:/home</text:p>
          </table:table-cell>
          <table:table-cell office:value-type="float" office:value="30" table:style-name="ce1">
            <text:p>30</text:p>
          </table:table-cell>
          <table:table-cell office:value-type="float" office:value="511" table:style-name="ce1">
            <text:p>511</text:p>
          </table:table-cell>
          <table:table-cell office:value-type="float" office:value="5" table:style-name="ce1">
            <text:p>5</text:p>
          </table:table-cell>
          <table:table-cell office:value-type="float" office:value="5659" table:style-name="ce1">
            <text:p>5659</text:p>
          </table:table-cell>
          <table:table-cell office:value-type="float" office:value="1118.42509310587" table:style-name="ce1">
            <text:p>1118.425093</text:p>
          </table:table-cell>
          <table:table-cell office:value-type="float" office:value="0" table:style-name="ce1">
            <text:p>0</text:p>
          </table:table-cell>
          <table:table-cell office:value-type="float" office:value="1.95733020160501" table:style-name="ce1">
            <text:p>1.957330202</text:p>
          </table:table-cell>
          <table:table-cell office:value-type="float" office:value="11.8345841896652" table:style-name="ce1">
            <text:p>11.83458419</text:p>
          </table:table-cell>
          <table:table-cell office:value-type="float" office:value="6191.4" table:style-name="ce1">
            <text:p>6191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;jsessionid=h8qtame2iq6717ohsf8532rus</text:p>
          </table:table-cell>
          <table:table-cell office:value-type="float" office:value="30" table:style-name="ce1">
            <text:p>30</text:p>
          </table:table-cell>
          <table:table-cell office:value-type="float" office:value="1199" table:style-name="ce1">
            <text:p>1199</text:p>
          </table:table-cell>
          <table:table-cell office:value-type="float" office:value="2" table:style-name="ce1">
            <text:p>2</text:p>
          </table:table-cell>
          <table:table-cell office:value-type="float" office:value="4863" table:style-name="ce1">
            <text:p>4863</text:p>
          </table:table-cell>
          <table:table-cell office:value-type="float" office:value="1525.6302173200399" table:style-name="ce1">
            <text:p>1525.630217</text:p>
          </table:table-cell>
          <table:table-cell office:value-type="float" office:value="0" table:style-name="ce1">
            <text:p>0</text:p>
          </table:table-cell>
          <table:table-cell office:value-type="float" office:value="2.2409800552774999" table:style-name="ce1">
            <text:p>2.240980055</text:p>
          </table:table-cell>
          <table:table-cell office:value-type="float" office:value="28.0508404842384" table:style-name="ce1">
            <text:p>28.05084048</text:p>
          </table:table-cell>
          <table:table-cell office:value-type="float" office:value="12817.6333333333" table:style-name="ce1">
            <text:p>12817.6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home</text:p>
          </table:table-cell>
          <table:table-cell office:value-type="float" office:value="30" table:style-name="ce1">
            <text:p>30</text:p>
          </table:table-cell>
          <table:table-cell office:value-type="float" office:value="1094" table:style-name="ce1">
            <text:p>1094</text:p>
          </table:table-cell>
          <table:table-cell office:value-type="float" office:value="2" table:style-name="ce1">
            <text:p>2</text:p>
          </table:table-cell>
          <table:table-cell office:value-type="float" office:value="5873" table:style-name="ce1">
            <text:p>5873</text:p>
          </table:table-cell>
          <table:table-cell office:value-type="float" office:value="1800.23416408964" table:style-name="ce1">
            <text:p>1800.234164</text:p>
          </table:table-cell>
          <table:table-cell office:value-type="float" office:value="0" table:style-name="ce1">
            <text:p>0</text:p>
          </table:table-cell>
          <table:table-cell office:value-type="float" office:value="2.0868113522537501" table:style-name="ce1">
            <text:p>2.086811352</text:p>
          </table:table-cell>
          <table:table-cell office:value-type="float" office:value="4.3232726201655503" table:style-name="ce1">
            <text:p>4.32327262</text:p>
          </table:table-cell>
          <table:table-cell office:value-type="float" office:value="2121.4333333333302" table:style-name="ce1">
            <text:p>2121.4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home</text:p>
          </table:table-cell>
          <table:table-cell office:value-type="float" office:value="30" table:style-name="ce1">
            <text:p>30</text:p>
          </table:table-cell>
          <table:table-cell office:value-type="float" office:value="727" table:style-name="ce1">
            <text:p>727</text:p>
          </table:table-cell>
          <table:table-cell office:value-type="float" office:value="5" table:style-name="ce1">
            <text:p>5</text:p>
          </table:table-cell>
          <table:table-cell office:value-type="float" office:value="5871" table:style-name="ce1">
            <text:p>5871</text:p>
          </table:table-cell>
          <table:table-cell office:value-type="float" office:value="1457.94984100581" table:style-name="ce1">
            <text:p>1457.949841</text:p>
          </table:table-cell>
          <table:table-cell office:value-type="float" office:value="0" table:style-name="ce1">
            <text:p>0</text:p>
          </table:table-cell>
          <table:table-cell office:value-type="float" office:value="1.9714792666097101" table:style-name="ce1">
            <text:p>1.971479267</text:p>
          </table:table-cell>
          <table:table-cell office:value-type="float" office:value="10.4054573010448" table:style-name="ce1">
            <text:p>10.4054573</text:p>
          </table:table-cell>
          <table:table-cell office:value-type="float" office:value="5404.6666666666597" table:style-name="ce1">
            <text:p>5404.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</text:p>
          </table:table-cell>
          <table:table-cell office:value-type="float" office:value="240" table:style-name="ce1">
            <text:p>240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20455" table:style-name="ce1">
            <text:p>20455</text:p>
          </table:table-cell>
          <table:table-cell office:value-type="float" office:value="1657.159088616" table:style-name="ce1">
            <text:p>1657.159089</text:p>
          </table:table-cell>
          <table:table-cell office:value-type="float" office:value="0" table:style-name="ce1">
            <text:p>0</text:p>
          </table:table-cell>
          <table:table-cell office:value-type="float" office:value="3.72746051221519" table:style-name="ce1">
            <text:p>3.727460512</text:p>
          </table:table-cell>
          <table:table-cell office:value-type="float" office:value="8.5922848604920201" table:style-name="ce1">
            <text:p>8.59228486</text:p>
          </table:table-cell>
          <table:table-cell office:value-type="float" office:value="2360.4541666666601" table:style-name="ce1">
            <text:p>2360.4541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4_UpdatePlanDetails:/login.do</text:p>
          </table:table-cell>
          <table:table-cell office:value-type="float" office:value="30" table:style-name="ce3">
            <text:p>30</text:p>
          </table:table-cell>
          <table:table-cell office:value-type="float" office:value="7334" table:style-name="ce3">
            <text:p>7334</text:p>
          </table:table-cell>
          <table:table-cell office:value-type="float" office:value="1237" table:style-name="ce3">
            <text:p>1237</text:p>
          </table:table-cell>
          <table:table-cell office:value-type="float" office:value="12760" table:style-name="ce3">
            <text:p>12760</text:p>
          </table:table-cell>
          <table:table-cell office:value-type="float" office:value="3257.1329082833299" table:style-name="ce3">
            <text:p>3257.132908</text:p>
          </table:table-cell>
          <table:table-cell office:value-type="float" office:value="0" table:style-name="ce3">
            <text:p>0</text:p>
          </table:table-cell>
          <table:table-cell office:value-type="float" office:value="2.2869339838389999" table:style-name="ce3">
            <text:p>2.286933984</text:p>
          </table:table-cell>
          <table:table-cell office:value-type="float" office:value="48.483670457577297" table:style-name="ce3">
            <text:p>48.48367046</text:p>
          </table:table-cell>
          <table:table-cell office:value-type="float" office:value="21709.1" table:style-name="ce3">
            <text:p>21709.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login.do</text:p>
          </table:table-cell>
          <table:table-cell office:value-type="float" office:value="30" table:style-name="ce3">
            <text:p>30</text:p>
          </table:table-cell>
          <table:table-cell office:value-type="float" office:value="7348" table:style-name="ce3">
            <text:p>7348</text:p>
          </table:table-cell>
          <table:table-cell office:value-type="float" office:value="167" table:style-name="ce3">
            <text:p>167</text:p>
          </table:table-cell>
          <table:table-cell office:value-type="float" office:value="12917" table:style-name="ce3">
            <text:p>12917</text:p>
          </table:table-cell>
          <table:table-cell office:value-type="float" office:value="4804.1530903537496" table:style-name="ce3">
            <text:p>4804.15309</text:p>
          </table:table-cell>
          <table:table-cell office:value-type="float" office:value="0" table:style-name="ce3">
            <text:p>0</text:p>
          </table:table-cell>
          <table:table-cell office:value-type="float" office:value="2.2265103161644602" table:style-name="ce3">
            <text:p>2.226510316</text:p>
          </table:table-cell>
          <table:table-cell office:value-type="float" office:value="49.0090289631883" table:style-name="ce3">
            <text:p>49.00902896</text:p>
          </table:table-cell>
          <table:table-cell office:value-type="float" office:value="22539.866666666599" table:style-name="ce3">
            <text:p>22539.8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4_UpdateTransmissionMedia:/login.do</text:p>
          </table:table-cell>
          <table:table-cell office:value-type="float" office:value="30" table:style-name="ce3">
            <text:p>30</text:p>
          </table:table-cell>
          <table:table-cell office:value-type="float" office:value="4776" table:style-name="ce3">
            <text:p>4776</text:p>
          </table:table-cell>
          <table:table-cell office:value-type="float" office:value="99" table:style-name="ce3">
            <text:p>99</text:p>
          </table:table-cell>
          <table:table-cell office:value-type="float" office:value="12633" table:style-name="ce3">
            <text:p>12633</text:p>
          </table:table-cell>
          <table:table-cell office:value-type="float" office:value="3925.37474162941" table:style-name="ce3">
            <text:p>3925.374742</text:p>
          </table:table-cell>
          <table:table-cell office:value-type="float" office:value="0" table:style-name="ce3">
            <text:p>0</text:p>
          </table:table-cell>
          <table:table-cell office:value-type="float" office:value="2.2373033037512098" table:style-name="ce3">
            <text:p>2.237303304</text:p>
          </table:table-cell>
          <table:table-cell office:value-type="float" office:value="51.061786859571903" table:style-name="ce3">
            <text:p>51.06178686</text:p>
          </table:table-cell>
          <table:table-cell office:value-type="float" office:value="23370.666666666599" table:style-name="ce3">
            <text:p>23370.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5_UpdateOrg:/home</text:p>
          </table:table-cell>
          <table:table-cell office:value-type="float" office:value="30" table:style-name="ce1">
            <text:p>30</text:p>
          </table:table-cell>
          <table:table-cell office:value-type="float" office:value="902" table:style-name="ce1">
            <text:p>902</text:p>
          </table:table-cell>
          <table:table-cell office:value-type="float" office:value="3" table:style-name="ce1">
            <text:p>3</text:p>
          </table:table-cell>
          <table:table-cell office:value-type="float" office:value="5871" table:style-name="ce1">
            <text:p>5871</text:p>
          </table:table-cell>
          <table:table-cell office:value-type="float" office:value="1614.4169036803601" table:style-name="ce1">
            <text:p>1614.416904</text:p>
          </table:table-cell>
          <table:table-cell office:value-type="float" office:value="0" table:style-name="ce1">
            <text:p>0</text:p>
          </table:table-cell>
          <table:table-cell office:value-type="float" office:value="1.98873052701358" table:style-name="ce1">
            <text:p>1.988730527</text:p>
          </table:table-cell>
          <table:table-cell office:value-type="float" office:value="13.375895964534299" table:style-name="ce1">
            <text:p>13.37589596</text:p>
          </table:table-cell>
          <table:table-cell office:value-type="float" office:value="6887.2666666666601" table:style-name="ce1">
            <text:p>6887.2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;jsessionid=1vunvdm5lq1v614sgl9t7lzpr4</text:p>
          </table:table-cell>
          <table:table-cell office:value-type="float" office:value="30" table:style-name="ce1">
            <text:p>30</text:p>
          </table:table-cell>
          <table:table-cell office:value-type="float" office:value="942" table:style-name="ce1">
            <text:p>942</text:p>
          </table:table-cell>
          <table:table-cell office:value-type="float" office:value="2" table:style-name="ce1">
            <text:p>2</text:p>
          </table:table-cell>
          <table:table-cell office:value-type="float" office:value="8194" table:style-name="ce1">
            <text:p>8194</text:p>
          </table:table-cell>
          <table:table-cell office:value-type="float" office:value="1903.2206668346801" table:style-name="ce1">
            <text:p>1903.220667</text:p>
          </table:table-cell>
          <table:table-cell office:value-type="float" office:value="0" table:style-name="ce1">
            <text:p>0</text:p>
          </table:table-cell>
          <table:table-cell office:value-type="float" office:value="2.41293332260918" table:style-name="ce1">
            <text:p>2.412933323</text:p>
          </table:table-cell>
          <table:table-cell office:value-type="float" office:value="6.56542505328561" table:style-name="ce1">
            <text:p>6.565425053</text:p>
          </table:table-cell>
          <table:table-cell office:value-type="float" office:value="2786.2333333333299" table:style-name="ce1">
            <text:p>2786.2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;jsessionid=itcq1im3tufzyl1asmf75007</text:p>
          </table:table-cell>
          <table:table-cell office:value-type="float" office:value="30" table:style-name="ce1">
            <text:p>30</text:p>
          </table:table-cell>
          <table:table-cell office:value-type="float" office:value="1800" table:style-name="ce1">
            <text:p>1800</text:p>
          </table:table-cell>
          <table:table-cell office:value-type="float" office:value="3" table:style-name="ce1">
            <text:p>3</text:p>
          </table:table-cell>
          <table:table-cell office:value-type="float" office:value="5871" table:style-name="ce1">
            <text:p>5871</text:p>
          </table:table-cell>
          <table:table-cell office:value-type="float" office:value="1459.50011076852" table:style-name="ce1">
            <text:p>1459.500111</text:p>
          </table:table-cell>
          <table:table-cell office:value-type="float" office:value="0" table:style-name="ce1">
            <text:p>0</text:p>
          </table:table-cell>
          <table:table-cell office:value-type="float" office:value="2.0862308762169599" table:style-name="ce1">
            <text:p>2.086230876</text:p>
          </table:table-cell>
          <table:table-cell office:value-type="float" office:value="34.498326668984603" table:style-name="ce1">
            <text:p>34.49832667</text:p>
          </table:table-cell>
          <table:table-cell office:value-type="float" office:value="16933.0666666666" table:style-name="ce1">
            <text:p>16933.0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1_UpdatePhase:/;jsessionid=mldfyrsyazh01a9zwmz394xpw</text:p>
          </table:table-cell>
          <table:table-cell office:value-type="float" office:value="30" table:style-name="ce3">
            <text:p>30</text:p>
          </table:table-cell>
          <table:table-cell office:value-type="float" office:value="1598" table:style-name="ce3">
            <text:p>1598</text:p>
          </table:table-cell>
          <table:table-cell office:value-type="float" office:value="3" table:style-name="ce3">
            <text:p>3</text:p>
          </table:table-cell>
          <table:table-cell office:value-type="float" office:value="10552" table:style-name="ce3">
            <text:p>10552</text:p>
          </table:table-cell>
          <table:table-cell office:value-type="float" office:value="2802.83532734661" table:style-name="ce3">
            <text:p>2802.835327</text:p>
          </table:table-cell>
          <table:table-cell office:value-type="float" office:value="0" table:style-name="ce3">
            <text:p>0</text:p>
          </table:table-cell>
          <table:table-cell office:value-type="float" office:value="2.1117837533436501" table:style-name="ce3">
            <text:p>2.111783753</text:p>
          </table:table-cell>
          <table:table-cell office:value-type="float" office:value="14.3268579297479" table:style-name="ce3">
            <text:p>14.32685793</text:p>
          </table:table-cell>
          <table:table-cell office:value-type="float" office:value="6947.0666666666602" table:style-name="ce3">
            <text:p>6947.0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7_UpdatePlanSegment:/;jsessionid=1xt36437vclwczwcyw7iqm4eq</text:p>
          </table:table-cell>
          <table:table-cell office:value-type="float" office:value="30" table:style-name="ce1">
            <text:p>30</text:p>
          </table:table-cell>
          <table:table-cell office:value-type="float" office:value="798" table:style-name="ce1">
            <text:p>798</text:p>
          </table:table-cell>
          <table:table-cell office:value-type="float" office:value="2" table:style-name="ce1">
            <text:p>2</text:p>
          </table:table-cell>
          <table:table-cell office:value-type="float" office:value="7344" table:style-name="ce1">
            <text:p>7344</text:p>
          </table:table-cell>
          <table:table-cell office:value-type="float" office:value="1675.7168485954501" table:style-name="ce1">
            <text:p>1675.716849</text:p>
          </table:table-cell>
          <table:table-cell office:value-type="float" office:value="0" table:style-name="ce1">
            <text:p>0</text:p>
          </table:table-cell>
          <table:table-cell office:value-type="float" office:value="2.31803430690774" table:style-name="ce1">
            <text:p>2.318034307</text:p>
          </table:table-cell>
          <table:table-cell office:value-type="float" office:value="11.855930545896999" table:style-name="ce1">
            <text:p>11.85593055</text:p>
          </table:table-cell>
          <table:table-cell office:value-type="float" office:value="5237.3999999999996" table:style-name="ce1">
            <text:p>5237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home</text:p>
          </table:table-cell>
          <table:table-cell office:value-type="float" office:value="30" table:style-name="ce1">
            <text:p>30</text:p>
          </table:table-cell>
          <table:table-cell office:value-type="float" office:value="803" table:style-name="ce1">
            <text:p>803</text:p>
          </table:table-cell>
          <table:table-cell office:value-type="float" office:value="5" table:style-name="ce1">
            <text:p>5</text:p>
          </table:table-cell>
          <table:table-cell office:value-type="float" office:value="3673" table:style-name="ce1">
            <text:p>3673</text:p>
          </table:table-cell>
          <table:table-cell office:value-type="float" office:value="966.79175569968902" table:style-name="ce1">
            <text:p>966.7917557</text:p>
          </table:table-cell>
          <table:table-cell office:value-type="float" office:value="0" table:style-name="ce1">
            <text:p>0</text:p>
          </table:table-cell>
          <table:table-cell office:value-type="float" office:value="2.0100502512562799" table:style-name="ce1">
            <text:p>2.010050251</text:p>
          </table:table-cell>
          <table:table-cell office:value-type="float" office:value="26.052070247068599" table:style-name="ce1">
            <text:p>26.05207025</text:p>
          </table:table-cell>
          <table:table-cell office:value-type="float" office:value="13271.9666666666" table:style-name="ce1">
            <text:p>13271.9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category::IBehaviorListener:0:-1&amp;random=0.732175237960415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92" table:style-name="ce1">
            <text:p>192</text:p>
          </table:table-cell>
          <table:table-cell office:value-type="float" office:value="42.053880782739697" table:style-name="ce1">
            <text:p>42.05388078</text:p>
          </table:table-cell>
          <table:table-cell office:value-type="float" office:value="0" table:style-name="ce1">
            <text:p>0</text:p>
          </table:table-cell>
          <table:table-cell office:value-type="float" office:value="0.65884833311371704" table:style-name="ce1">
            <text:p>0.658848333</text:p>
          </table:table-cell>
          <table:table-cell office:value-type="float" office:value="4.7504852143453201E-2" table:style-name="ce1">
            <text:p>0.047504852</text:p>
          </table:table-cell>
          <table:table-cell office:value-type="float" office:value="73.8333333333333" table:style-name="ce1">
            <text:p>73.8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;jsessionid=1gcji50fzeuhtuc0ifb6k099k</text:p>
          </table:table-cell>
          <table:table-cell office:value-type="float" office:value="30" table:style-name="ce1">
            <text:p>30</text:p>
          </table:table-cell>
          <table:table-cell office:value-type="float" office:value="2128" table:style-name="ce1">
            <text:p>2128</text:p>
          </table:table-cell>
          <table:table-cell office:value-type="float" office:value="2" table:style-name="ce1">
            <text:p>2</text:p>
          </table:table-cell>
          <table:table-cell office:value-type="float" office:value="7200" table:style-name="ce1">
            <text:p>7200</text:p>
          </table:table-cell>
          <table:table-cell office:value-type="float" office:value="1560.03749420753" table:style-name="ce1">
            <text:p>1560.037494</text:p>
          </table:table-cell>
          <table:table-cell office:value-type="float" office:value="0" table:style-name="ce1">
            <text:p>0</text:p>
          </table:table-cell>
          <table:table-cell office:value-type="float" office:value="2.0993701889433098" table:style-name="ce1">
            <text:p>2.099370189</text:p>
          </table:table-cell>
          <table:table-cell office:value-type="float" office:value="41.354039100769697" table:style-name="ce1">
            <text:p>41.3540391</text:p>
          </table:table-cell>
          <table:table-cell office:value-type="float" office:value="20171.0666666666" table:style-name="ce1">
            <text:p>20171.0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5_AddNewEvents:/plan</text:p>
          </table:table-cell>
          <table:table-cell office:value-type="float" office:value="270" table:style-name="ce3">
            <text:p>270</text:p>
          </table:table-cell>
          <table:table-cell office:value-type="float" office:value="699" table:style-name="ce3">
            <text:p>699</text:p>
          </table:table-cell>
          <table:table-cell office:value-type="float" office:value="3" table:style-name="ce3">
            <text:p>3</text:p>
          </table:table-cell>
          <table:table-cell office:value-type="float" office:value="19222" table:style-name="ce3">
            <text:p>19222</text:p>
          </table:table-cell>
          <table:table-cell office:value-type="float" office:value="2356.8170957862599" table:style-name="ce3">
            <text:p>2356.817096</text:p>
          </table:table-cell>
          <table:table-cell office:value-type="float" office:value="0" table:style-name="ce3">
            <text:p>0</text:p>
          </table:table-cell>
          <table:table-cell office:value-type="float" office:value="4.6860356138706596" table:style-name="ce3">
            <text:p>4.686035614</text:p>
          </table:table-cell>
          <table:table-cell office:value-type="float" office:value="35.965221642976097" table:style-name="ce3">
            <text:p>35.96522164</text:p>
          </table:table-cell>
          <table:table-cell office:value-type="float" office:value="7859.1777777777697" table:style-name="ce3">
            <text:p>7859.17777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;jsessionid=n2q7y7rm3mcn1ij525zgqo2at</text:p>
          </table:table-cell>
          <table:table-cell office:value-type="float" office:value="30" table:style-name="ce3">
            <text:p>30</text:p>
          </table:table-cell>
          <table:table-cell office:value-type="float" office:value="2811" table:style-name="ce3">
            <text:p>2811</text:p>
          </table:table-cell>
          <table:table-cell office:value-type="float" office:value="2" table:style-name="ce3">
            <text:p>2</text:p>
          </table:table-cell>
          <table:table-cell office:value-type="float" office:value="11964" table:style-name="ce3">
            <text:p>11964</text:p>
          </table:table-cell>
          <table:table-cell office:value-type="float" office:value="3723.5416427852001" table:style-name="ce3">
            <text:p>3723.541643</text:p>
          </table:table-cell>
          <table:table-cell office:value-type="float" office:value="0" table:style-name="ce3">
            <text:p>0</text:p>
          </table:table-cell>
          <table:table-cell office:value-type="float" office:value="2.1002520302436198" table:style-name="ce3">
            <text:p>2.10025203</text:p>
          </table:table-cell>
          <table:table-cell office:value-type="float" office:value="20.982898807231798" table:style-name="ce3">
            <text:p>20.98289881</text:p>
          </table:table-cell>
          <table:table-cell office:value-type="float" office:value="10230.4333333333" table:style-name="ce3">
            <text:p>10230.4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5_UpdateOrg:/plan</text:p>
          </table:table-cell>
          <table:table-cell office:value-type="float" office:value="360" table:style-name="ce3">
            <text:p>360</text:p>
          </table:table-cell>
          <table:table-cell office:value-type="float" office:value="872" table:style-name="ce3">
            <text:p>872</text:p>
          </table:table-cell>
          <table:table-cell office:value-type="float" office:value="3" table:style-name="ce3">
            <text:p>3</text:p>
          </table:table-cell>
          <table:table-cell office:value-type="float" office:value="20675" table:style-name="ce3">
            <text:p>20675</text:p>
          </table:table-cell>
          <table:table-cell office:value-type="float" office:value="2846.4953483230302" table:style-name="ce3">
            <text:p>2846.495348</text:p>
          </table:table-cell>
          <table:table-cell office:value-type="float" office:value="0" table:style-name="ce3">
            <text:p>0</text:p>
          </table:table-cell>
          <table:table-cell office:value-type="float" office:value="5.5788005578800499" table:style-name="ce3">
            <text:p>5.578800558</text:p>
          </table:table-cell>
          <table:table-cell office:value-type="float" office:value="60.871245689989102" table:style-name="ce3">
            <text:p>60.87124569</text:p>
          </table:table-cell>
          <table:table-cell office:value-type="float" office:value="11173.038888888799" table:style-name="ce3">
            <text:p>11173.03889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4_UpdatePlanDetails:/home</text:p>
          </table:table-cell>
          <table:table-cell office:value-type="float" office:value="30" table:style-name="ce1">
            <text:p>30</text:p>
          </table:table-cell>
          <table:table-cell office:value-type="float" office:value="376" table:style-name="ce1">
            <text:p>376</text:p>
          </table:table-cell>
          <table:table-cell office:value-type="float" office:value="6" table:style-name="ce1">
            <text:p>6</text:p>
          </table:table-cell>
          <table:table-cell office:value-type="float" office:value="4185" table:style-name="ce1">
            <text:p>4185</text:p>
          </table:table-cell>
          <table:table-cell office:value-type="float" office:value="839.23894690368104" table:style-name="ce1">
            <text:p>839.2389469</text:p>
          </table:table-cell>
          <table:table-cell office:value-type="float" office:value="0" table:style-name="ce1">
            <text:p>0</text:p>
          </table:table-cell>
          <table:table-cell office:value-type="float" office:value="2.4209167204648101" table:style-name="ce1">
            <text:p>2.42091672</text:p>
          </table:table-cell>
          <table:table-cell office:value-type="float" office:value="3.1554663543011601" table:style-name="ce1">
            <text:p>3.155466354</text:p>
          </table:table-cell>
          <table:table-cell office:value-type="float" office:value="1334.7" table:style-name="ce1">
            <text:p>1334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plan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903" table:style-name="ce1">
            <text:p>2903</text:p>
          </table:table-cell>
          <table:table-cell office:value-type="float" office:value="245.39508244642701" table:style-name="ce1">
            <text:p>245.3950824</text:p>
          </table:table-cell>
          <table:table-cell office:value-type="float" office:value="0" table:style-name="ce1">
            <text:p>0</text:p>
          </table:table-cell>
          <table:table-cell office:value-type="float" office:value="11.980830670926499" table:style-name="ce1">
            <text:p>11.98083067</text:p>
          </table:table-cell>
          <table:table-cell office:value-type="float" office:value="4.1347905850638904" table:style-name="ce1">
            <text:p>4.134790585</text:p>
          </table:table-cell>
          <table:table-cell office:value-type="float" office:value="353.4" table:style-name="ce1">
            <text:p>353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plan?wicket:interface=:1:indicator:big-form:plan:mo:aspect:name::IBehaviorListener:0:-1&amp;random=0.005395617343375569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433" table:style-name="ce1">
            <text:p>433</text:p>
          </table:table-cell>
          <table:table-cell office:value-type="float" office:value="103.61617741560499" table:style-name="ce1">
            <text:p>103.6161774</text:p>
          </table:table-cell>
          <table:table-cell office:value-type="float" office:value="0" table:style-name="ce1">
            <text:p>0</text:p>
          </table:table-cell>
          <table:table-cell office:value-type="float" office:value="2.41994030813906" table:style-name="ce1">
            <text:p>2.419940308</text:p>
          </table:table-cell>
          <table:table-cell office:value-type="float" office:value="0.17487849883036199" table:style-name="ce1">
            <text:p>0.174878499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logout</text:p>
          </table:table-cell>
          <table:table-cell office:value-type="float" office:value="30" table:style-name="ce1">
            <text:p>30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285" table:style-name="ce1">
            <text:p>285</text:p>
          </table:table-cell>
          <table:table-cell office:value-type="float" office:value="67.670147693712593" table:style-name="ce1">
            <text:p>67.67014769</text:p>
          </table:table-cell>
          <table:table-cell office:value-type="float" office:value="0" table:style-name="ce1">
            <text:p>0</text:p>
          </table:table-cell>
          <table:table-cell office:value-type="float" office:value="2.3984649824112498" table:style-name="ce1">
            <text:p>2.398464982</text:p>
          </table:table-cell>
          <table:table-cell office:value-type="float" office:value="3.44545116125679" table:style-name="ce1">
            <text:p>3.44545116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1">
            <text:p>107</text:p>
          </table:table-cell>
          <table:table-cell office:value-type="float" office:value="27.358037616434" table:style-name="ce1">
            <text:p>27.35803762</text:p>
          </table:table-cell>
          <table:table-cell office:value-type="float" office:value="0" table:style-name="ce1">
            <text:p>0</text:p>
          </table:table-cell>
          <table:table-cell office:value-type="float" office:value="2.3860653781913599" table:style-name="ce1">
            <text:p>2.386065378</text:p>
          </table:table-cell>
          <table:table-cell office:value-type="float" office:value="3.4276388391791901" table:style-name="ce1">
            <text:p>3.42763883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6_UpdateRoles:/login.do</text:p>
          </table:table-cell>
          <table:table-cell office:value-type="float" office:value="30" table:style-name="ce3">
            <text:p>30</text:p>
          </table:table-cell>
          <table:table-cell office:value-type="float" office:value="11347" table:style-name="ce3">
            <text:p>11347</text:p>
          </table:table-cell>
          <table:table-cell office:value-type="float" office:value="1014" table:style-name="ce3">
            <text:p>1014</text:p>
          </table:table-cell>
          <table:table-cell office:value-type="float" office:value="12917" table:style-name="ce3">
            <text:p>12917</text:p>
          </table:table-cell>
          <table:table-cell office:value-type="float" office:value="3350.8196211275399" table:style-name="ce3">
            <text:p>3350.819621</text:p>
          </table:table-cell>
          <table:table-cell office:value-type="float" office:value="0" table:style-name="ce3">
            <text:p>0</text:p>
          </table:table-cell>
          <table:table-cell office:value-type="float" office:value="2.3092910476483701" table:style-name="ce3">
            <text:p>2.309291048</text:p>
          </table:table-cell>
          <table:table-cell office:value-type="float" office:value="56.451341313216801" table:style-name="ce3">
            <text:p>56.45134131</text:p>
          </table:table-cell>
          <table:table-cell office:value-type="float" office:value="25032" table:style-name="ce3">
            <text:p>2503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8_AddNewGoals:/plan?wicket:interface=:1:indicator:big-form:sg-editor:mo:aspect:goalsDiv:goal:0:organization:name::IBehaviorListener:0:-1&amp;random=0.047894925781012065</text:p>
          </table:table-cell>
          <table:table-cell office:value-type="float" office:value="30" table:style-name="ce1">
            <text:p>30</text:p>
          </table:table-cell>
          <table:table-cell office:value-type="float" office:value="418" table:style-name="ce1">
            <text:p>418</text:p>
          </table:table-cell>
          <table:table-cell office:value-type="float" office:value="4" table:style-name="ce1">
            <text:p>4</text:p>
          </table:table-cell>
          <table:table-cell office:value-type="float" office:value="11883" table:style-name="ce1">
            <text:p>11883</text:p>
          </table:table-cell>
          <table:table-cell office:value-type="float" office:value="2129.2160487423998" table:style-name="ce1">
            <text:p>2129.216049</text:p>
          </table:table-cell>
          <table:table-cell office:value-type="float" office:value="0" table:style-name="ce1">
            <text:p>0</text:p>
          </table:table-cell>
          <table:table-cell office:value-type="float" office:value="0.541418516513264" table:style-name="ce1">
            <text:p>0.541418517</text:p>
          </table:table-cell>
          <table:table-cell office:value-type="float" office:value="2.6256154405793102" table:style-name="ce1">
            <text:p>2.625615441</text:p>
          </table:table-cell>
          <table:table-cell office:value-type="float" office:value="4965.8999999999996" table:style-name="ce1">
            <text:p>4965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endsWithSegment::IBehaviorListener:0:-1&amp;random=0.14848660448390094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563" table:style-name="ce1">
            <text:p>563</text:p>
          </table:table-cell>
          <table:table-cell office:value-type="float" office:value="100.59708411943799" table:style-name="ce1">
            <text:p>100.5970841</text:p>
          </table:table-cell>
          <table:table-cell office:value-type="float" office:value="0" table:style-name="ce1">
            <text:p>0</text:p>
          </table:table-cell>
          <table:table-cell office:value-type="float" office:value="0.50250414565920098" table:style-name="ce1">
            <text:p>0.502504146</text:p>
          </table:table-cell>
          <table:table-cell office:value-type="float" office:value="0.32878689217936002" table:style-name="ce1">
            <text:p>0.328786892</text:p>
          </table:table-cell>
          <table:table-cell office:value-type="float" office:value="670" table:style-name="ce1">
            <text:p>6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out</text:p>
          </table:table-cell>
          <table:table-cell office:value-type="float" office:value="30" table:style-name="ce1">
            <text:p>30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421" table:style-name="ce1">
            <text:p>421</text:p>
          </table:table-cell>
          <table:table-cell office:value-type="float" office:value="85.104615359894296" table:style-name="ce1">
            <text:p>85.10461536</text:p>
          </table:table-cell>
          <table:table-cell office:value-type="float" office:value="0" table:style-name="ce1">
            <text:p>0</text:p>
          </table:table-cell>
          <table:table-cell office:value-type="float" office:value="0.48166463297154899" table:style-name="ce1">
            <text:p>0.481664633</text:p>
          </table:table-cell>
          <table:table-cell office:value-type="float" office:value="0.69192253427846595" table:style-name="ce1">
            <text:p>0.69192253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679" table:style-name="ce1">
            <text:p>679</text:p>
          </table:table-cell>
          <table:table-cell office:value-type="float" office:value="188.48213590564899" table:style-name="ce1">
            <text:p>188.4821359</text:p>
          </table:table-cell>
          <table:table-cell office:value-type="float" office:value="0" table:style-name="ce1">
            <text:p>0</text:p>
          </table:table-cell>
          <table:table-cell office:value-type="float" office:value="0.48182708831890497" table:style-name="ce1">
            <text:p>0.481827088</text:p>
          </table:table-cell>
          <table:table-cell office:value-type="float" office:value="0.69215590519248904" table:style-name="ce1">
            <text:p>0.69215590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home</text:p>
          </table:table-cell>
          <table:table-cell office:value-type="float" office:value="30" table:style-name="ce1">
            <text:p>30</text:p>
          </table:table-cell>
          <table:table-cell office:value-type="float" office:value="975" table:style-name="ce1">
            <text:p>975</text:p>
          </table:table-cell>
          <table:table-cell office:value-type="float" office:value="6" table:style-name="ce1">
            <text:p>6</text:p>
          </table:table-cell>
          <table:table-cell office:value-type="float" office:value="9137" table:style-name="ce1">
            <text:p>9137</text:p>
          </table:table-cell>
          <table:table-cell office:value-type="float" office:value="1798.5720768308199" table:style-name="ce1">
            <text:p>1798.572077</text:p>
          </table:table-cell>
          <table:table-cell office:value-type="float" office:value="0" table:style-name="ce1">
            <text:p>0</text:p>
          </table:table-cell>
          <table:table-cell office:value-type="float" office:value="2.0420665713702202" table:style-name="ce1">
            <text:p>2.042066571</text:p>
          </table:table-cell>
          <table:table-cell office:value-type="float" office:value="13.915832822816601" table:style-name="ce1">
            <text:p>13.91583282</text:p>
          </table:table-cell>
          <table:table-cell office:value-type="float" office:value="6978.1333333333296" table:style-name="ce1">
            <text:p>6978.13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6_AddNewOrg:/plan</text:p>
          </table:table-cell>
          <table:table-cell office:value-type="float" office:value="330" table:style-name="ce3">
            <text:p>330</text:p>
          </table:table-cell>
          <table:table-cell office:value-type="float" office:value="780" table:style-name="ce3">
            <text:p>780</text:p>
          </table:table-cell>
          <table:table-cell office:value-type="float" office:value="4" table:style-name="ce3">
            <text:p>4</text:p>
          </table:table-cell>
          <table:table-cell office:value-type="float" office:value="21734" table:style-name="ce3">
            <text:p>21734</text:p>
          </table:table-cell>
          <table:table-cell office:value-type="float" office:value="2756.0994197476798" table:style-name="ce3">
            <text:p>2756.09942</text:p>
          </table:table-cell>
          <table:table-cell office:value-type="float" office:value="0" table:style-name="ce3">
            <text:p>0</text:p>
          </table:table-cell>
          <table:table-cell office:value-type="float" office:value="6.53387716310933" table:style-name="ce3">
            <text:p>6.533877163</text:p>
          </table:table-cell>
          <table:table-cell office:value-type="float" office:value="52.962418759652302" table:style-name="ce3">
            <text:p>52.96241876</text:p>
          </table:table-cell>
          <table:table-cell office:value-type="float" office:value="8300.3575757575709" table:style-name="ce3">
            <text:p>8300.35757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6_AddNewOrg:/plan?wicket:interface=:1:indicator:big-form:plan:mo:aspect:tabs:panel:newInvolvedContainer:newInvolved::IBehaviorListener:0:-1&amp;random=0.12481855407133524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287" table:style-name="ce1">
            <text:p>287</text:p>
          </table:table-cell>
          <table:table-cell office:value-type="float" office:value="59.461883215683201" table:style-name="ce1">
            <text:p>59.46188322</text:p>
          </table:table-cell>
          <table:table-cell office:value-type="float" office:value="0" table:style-name="ce1">
            <text:p>0</text:p>
          </table:table-cell>
          <table:table-cell office:value-type="float" office:value="0.60554680876831701" table:style-name="ce1">
            <text:p>0.605546809</text:p>
          </table:table-cell>
          <table:table-cell office:value-type="float" office:value="0.241706216442614" table:style-name="ce1">
            <text:p>0.241706216</text:p>
          </table:table-cell>
          <table:table-cell office:value-type="float" office:value="408.73333333333301" table:style-name="ce1">
            <text:p>408.7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out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280" table:style-name="ce1">
            <text:p>280</text:p>
          </table:table-cell>
          <table:table-cell office:value-type="float" office:value="57.365920971329999" table:style-name="ce1">
            <text:p>57.36592097</text:p>
          </table:table-cell>
          <table:table-cell office:value-type="float" office:value="0" table:style-name="ce1">
            <text:p>0</text:p>
          </table:table-cell>
          <table:table-cell office:value-type="float" office:value="0.59471889620172802" table:style-name="ce1">
            <text:p>0.594718896</text:p>
          </table:table-cell>
          <table:table-cell office:value-type="float" office:value="0.85432763311791204" table:style-name="ce1">
            <text:p>0.85432763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plan?wicket:interface=:1:indicator:big-form:entity:mo:aspect:mo-details:name::IBehaviorListener:0:-1&amp;random=0.8394454578606031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1137" table:style-name="ce1">
            <text:p>1137</text:p>
          </table:table-cell>
          <table:table-cell office:value-type="float" office:value="209.42625326246801" table:style-name="ce1">
            <text:p>209.4262533</text:p>
          </table:table-cell>
          <table:table-cell office:value-type="float" office:value="0" table:style-name="ce1">
            <text:p>0</text:p>
          </table:table-cell>
          <table:table-cell office:value-type="float" office:value="0.521385495055527" table:style-name="ce1">
            <text:p>0.521385495</text:p>
          </table:table-cell>
          <table:table-cell office:value-type="float" office:value="0.43292647161055903" table:style-name="ce1">
            <text:p>0.432926472</text:p>
          </table:table-cell>
          <table:table-cell office:value-type="float" office:value="850.26666666666597" table:style-name="ce1">
            <text:p>850.2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logout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579" table:style-name="ce1">
            <text:p>579</text:p>
          </table:table-cell>
          <table:table-cell office:value-type="float" office:value="105.182170014165" table:style-name="ce1">
            <text:p>105.18217</text:p>
          </table:table-cell>
          <table:table-cell office:value-type="float" office:value="0" table:style-name="ce1">
            <text:p>0</text:p>
          </table:table-cell>
          <table:table-cell office:value-type="float" office:value="0.48635766742862702" table:style-name="ce1">
            <text:p>0.486357667</text:p>
          </table:table-cell>
          <table:table-cell office:value-type="float" office:value="0.69866418826905297" table:style-name="ce1">
            <text:p>0.69866418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682" table:style-name="ce1">
            <text:p>682</text:p>
          </table:table-cell>
          <table:table-cell office:value-type="float" office:value="167.10414583592899" table:style-name="ce1">
            <text:p>167.1041458</text:p>
          </table:table-cell>
          <table:table-cell office:value-type="float" office:value="0" table:style-name="ce1">
            <text:p>0</text:p>
          </table:table-cell>
          <table:table-cell office:value-type="float" office:value="0.48642075395216799" table:style-name="ce1">
            <text:p>0.486420754</text:p>
          </table:table-cell>
          <table:table-cell office:value-type="float" office:value="0.69875481353871105" table:style-name="ce1">
            <text:p>0.69875481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home</text:p>
          </table:table-cell>
          <table:table-cell office:value-type="float" office:value="30" table:style-name="ce1">
            <text:p>30</text:p>
          </table:table-cell>
          <table:table-cell office:value-type="float" office:value="1166" table:style-name="ce1">
            <text:p>1166</text:p>
          </table:table-cell>
          <table:table-cell office:value-type="float" office:value="6" table:style-name="ce1">
            <text:p>6</text:p>
          </table:table-cell>
          <table:table-cell office:value-type="float" office:value="4858" table:style-name="ce1">
            <text:p>4858</text:p>
          </table:table-cell>
          <table:table-cell office:value-type="float" office:value="1120.7965599915401" table:style-name="ce1">
            <text:p>1120.79656</text:p>
          </table:table-cell>
          <table:table-cell office:value-type="float" office:value="0" table:style-name="ce1">
            <text:p>0</text:p>
          </table:table-cell>
          <table:table-cell office:value-type="float" office:value="1.98965380023875" table:style-name="ce1">
            <text:p>1.9896538</text:p>
          </table:table-cell>
          <table:table-cell office:value-type="float" office:value="33.430976629858002" table:style-name="ce1">
            <text:p>33.43097663</text:p>
          </table:table-cell>
          <table:table-cell office:value-type="float" office:value="17205.666666666599" table:style-name="ce1">
            <text:p>17205.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2_UpdateAgent:/plan</text:p>
          </table:table-cell>
          <table:table-cell office:value-type="float" office:value="210" table:style-name="ce3">
            <text:p>210</text:p>
          </table:table-cell>
          <table:table-cell office:value-type="float" office:value="3805" table:style-name="ce3">
            <text:p>3805</text:p>
          </table:table-cell>
          <table:table-cell office:value-type="float" office:value="4" table:style-name="ce3">
            <text:p>4</text:p>
          </table:table-cell>
          <table:table-cell office:value-type="float" office:value="23642" table:style-name="ce3">
            <text:p>23642</text:p>
          </table:table-cell>
          <table:table-cell office:value-type="float" office:value="6318.2018373151104" table:style-name="ce3">
            <text:p>6318.201837</text:p>
          </table:table-cell>
          <table:table-cell office:value-type="float" office:value="0" table:style-name="ce3">
            <text:p>0</text:p>
          </table:table-cell>
          <table:table-cell office:value-type="float" office:value="3.39437826304815" table:style-name="ce3">
            <text:p>3.394378263</text:p>
          </table:table-cell>
          <table:table-cell office:value-type="float" office:value="140.10599350218999" table:style-name="ce3">
            <text:p>140.1059935</text:p>
          </table:table-cell>
          <table:table-cell office:value-type="float" office:value="42266.514285714198" table:style-name="ce3">
            <text:p>42266.51429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2_UpdateAgent:/plan?wicket:interface=:1:indicator:big-form:segment:part:actor:name::IBehaviorListener:0:-1&amp;random=0.9527071632814981</text:p>
          </table:table-cell>
          <table:table-cell office:value-type="float" office:value="30" table:style-name="ce1">
            <text:p>30</text:p>
          </table:table-cell>
          <table:table-cell office:value-type="float" office:value="111" table:style-name="ce1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654" table:style-name="ce1">
            <text:p>654</text:p>
          </table:table-cell>
          <table:table-cell office:value-type="float" office:value="164.28206096696999" table:style-name="ce1">
            <text:p>164.282061</text:p>
          </table:table-cell>
          <table:table-cell office:value-type="float" office:value="0" table:style-name="ce1">
            <text:p>0</text:p>
          </table:table-cell>
          <table:table-cell office:value-type="float" office:value="0.56601637674049998" table:style-name="ce1">
            <text:p>0.566016377</text:p>
          </table:table-cell>
          <table:table-cell office:value-type="float" office:value="1.3634509075129199E-2" table:style-name="ce1">
            <text:p>0.013634509</text:p>
          </table:table-cell>
          <table:table-cell office:value-type="float" office:value="24.6666666666666" table:style-name="ce1">
            <text:p>24.6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logout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02" table:style-name="ce1">
            <text:p>102</text:p>
          </table:table-cell>
          <table:table-cell office:value-type="float" office:value="21.417568074415499" table:style-name="ce1">
            <text:p>21.41756807</text:p>
          </table:table-cell>
          <table:table-cell office:value-type="float" office:value="0" table:style-name="ce1">
            <text:p>0</text:p>
          </table:table-cell>
          <table:table-cell office:value-type="float" office:value="0.48481714313418101" table:style-name="ce1">
            <text:p>0.484817143</text:p>
          </table:table-cell>
          <table:table-cell office:value-type="float" office:value="0.69645118901404302" table:style-name="ce1">
            <text:p>0.69645118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1">
            <text:p>101</text:p>
          </table:table-cell>
          <table:table-cell office:value-type="float" office:value="17.445024760340299" table:style-name="ce1">
            <text:p>17.44502476</text:p>
          </table:table-cell>
          <table:table-cell office:value-type="float" office:value="0" table:style-name="ce1">
            <text:p>0</text:p>
          </table:table-cell>
          <table:table-cell office:value-type="float" office:value="0.48473880657305801" table:style-name="ce1">
            <text:p>0.484738807</text:p>
          </table:table-cell>
          <table:table-cell office:value-type="float" office:value="0.69633865670797701" table:style-name="ce1">
            <text:p>0.69633865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home</text:p>
          </table:table-cell>
          <table:table-cell office:value-type="float" office:value="30" table:style-name="ce1">
            <text:p>30</text:p>
          </table:table-cell>
          <table:table-cell office:value-type="float" office:value="529" table:style-name="ce1">
            <text:p>529</text:p>
          </table:table-cell>
          <table:table-cell office:value-type="float" office:value="6" table:style-name="ce1">
            <text:p>6</text:p>
          </table:table-cell>
          <table:table-cell office:value-type="float" office:value="5873" table:style-name="ce1">
            <text:p>5873</text:p>
          </table:table-cell>
          <table:table-cell office:value-type="float" office:value="1266.78736310926" table:style-name="ce1">
            <text:p>1266.787363</text:p>
          </table:table-cell>
          <table:table-cell office:value-type="float" office:value="0" table:style-name="ce1">
            <text:p>0</text:p>
          </table:table-cell>
          <table:table-cell office:value-type="float" office:value="2.1178962230850602" table:style-name="ce1">
            <text:p>2.117896223</text:p>
          </table:table-cell>
          <table:table-cell office:value-type="float" office:value="11.084484204023999" table:style-name="ce1">
            <text:p>11.0844842</text:p>
          </table:table-cell>
          <table:table-cell office:value-type="float" office:value="5359.3333333333303" table:style-name="ce1">
            <text:p>5359.33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7_UpdatePlanSegment:/plan</text:p>
          </table:table-cell>
          <table:table-cell office:value-type="float" office:value="150" table:style-name="ce3">
            <text:p>150</text:p>
          </table:table-cell>
          <table:table-cell office:value-type="float" office:value="1243" table:style-name="ce3">
            <text:p>1243</text:p>
          </table:table-cell>
          <table:table-cell office:value-type="float" office:value="3" table:style-name="ce3">
            <text:p>3</text:p>
          </table:table-cell>
          <table:table-cell office:value-type="float" office:value="21316" table:style-name="ce3">
            <text:p>21316</text:p>
          </table:table-cell>
          <table:table-cell office:value-type="float" office:value="3925.6248431159102" table:style-name="ce3">
            <text:p>3925.624843</text:p>
          </table:table-cell>
          <table:table-cell office:value-type="float" office:value="0" table:style-name="ce3">
            <text:p>0</text:p>
          </table:table-cell>
          <table:table-cell office:value-type="float" office:value="2.6357406431207102" table:style-name="ce3">
            <text:p>2.635740643</text:p>
          </table:table-cell>
          <table:table-cell office:value-type="float" office:value="36.574590773809497" table:style-name="ce3">
            <text:p>36.57459077</text:p>
          </table:table-cell>
          <table:table-cell office:value-type="float" office:value="14209.4333333333" table:style-name="ce3">
            <text:p>14209.4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7_UpdatePlanSegment:/plan?wicket:interface=:1:indicator:big-form:sg-editor:mo:aspect:name::IBehaviorListener:0:-1&amp;random=0.3922618456124106</text:p>
          </table:table-cell>
          <table:table-cell office:value-type="float" office:value="30" table:style-name="ce1">
            <text:p>30</text:p>
          </table:table-cell>
          <table:table-cell office:value-type="float" office:value="217" table:style-name="ce1">
            <text:p>217</text:p>
          </table:table-cell>
          <table:table-cell office:value-type="float" office:value="4" table:style-name="ce1">
            <text:p>4</text:p>
          </table:table-cell>
          <table:table-cell office:value-type="float" office:value="2612" table:style-name="ce1">
            <text:p>2612</text:p>
          </table:table-cell>
          <table:table-cell office:value-type="float" office:value="609.79434511426302" table:style-name="ce1">
            <text:p>609.7943451</text:p>
          </table:table-cell>
          <table:table-cell office:value-type="float" office:value="0" table:style-name="ce1">
            <text:p>0</text:p>
          </table:table-cell>
          <table:table-cell office:value-type="float" office:value="0.680997888906544" table:style-name="ce1">
            <text:p>0.680997889</text:p>
          </table:table-cell>
          <table:table-cell office:value-type="float" office:value="0.69161631302067905" table:style-name="ce1">
            <text:p>0.691616313</text:p>
          </table:table-cell>
          <table:table-cell office:value-type="float" office:value="1039.9666666666601" table:style-name="ce1">
            <text:p>1039.9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logout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181" table:style-name="ce1">
            <text:p>181</text:p>
          </table:table-cell>
          <table:table-cell office:value-type="float" office:value="49.361309635066199" table:style-name="ce1">
            <text:p>49.36130964</text:p>
          </table:table-cell>
          <table:table-cell office:value-type="float" office:value="0" table:style-name="ce1">
            <text:p>0</text:p>
          </table:table-cell>
          <table:table-cell office:value-type="float" office:value="0.52766735849720303" table:style-name="ce1">
            <text:p>0.527667358</text:p>
          </table:table-cell>
          <table:table-cell office:value-type="float" office:value="0.75800652768494703" table:style-name="ce1">
            <text:p>0.75800652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372" table:style-name="ce1">
            <text:p>372</text:p>
          </table:table-cell>
          <table:table-cell office:value-type="float" office:value="65.880059367172805" table:style-name="ce1">
            <text:p>65.88005937</text:p>
          </table:table-cell>
          <table:table-cell office:value-type="float" office:value="0" table:style-name="ce1">
            <text:p>0</text:p>
          </table:table-cell>
          <table:table-cell office:value-type="float" office:value="0.52764879696074296" table:style-name="ce1">
            <text:p>0.527648797</text:p>
          </table:table-cell>
          <table:table-cell office:value-type="float" office:value="0.75797986360278502" table:style-name="ce1">
            <text:p>0.75797986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home</text:p>
          </table:table-cell>
          <table:table-cell office:value-type="float" office:value="30" table:style-name="ce1">
            <text:p>30</text:p>
          </table:table-cell>
          <table:table-cell office:value-type="float" office:value="1319" table:style-name="ce1">
            <text:p>1319</text:p>
          </table:table-cell>
          <table:table-cell office:value-type="float" office:value="5" table:style-name="ce1">
            <text:p>5</text:p>
          </table:table-cell>
          <table:table-cell office:value-type="float" office:value="5055" table:style-name="ce1">
            <text:p>5055</text:p>
          </table:table-cell>
          <table:table-cell office:value-type="float" office:value="1373.65259072299" table:style-name="ce1">
            <text:p>1373.652591</text:p>
          </table:table-cell>
          <table:table-cell office:value-type="float" office:value="0" table:style-name="ce1">
            <text:p>0</text:p>
          </table:table-cell>
          <table:table-cell office:value-type="float" office:value="2.01504567436861" table:style-name="ce1">
            <text:p>2.015045674</text:p>
          </table:table-cell>
          <table:table-cell office:value-type="float" office:value="40.050607032509397" table:style-name="ce1">
            <text:p>40.05060703</text:p>
          </table:table-cell>
          <table:table-cell office:value-type="float" office:value="20352.8" table:style-name="ce1">
            <text:p>20352.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4_UpdateTransmissionMedia:/plan</text:p>
          </table:table-cell>
          <table:table-cell office:value-type="float" office:value="300" table:style-name="ce3">
            <text:p>300</text:p>
          </table:table-cell>
          <table:table-cell office:value-type="float" office:value="3615" table:style-name="ce3">
            <text:p>3615</text:p>
          </table:table-cell>
          <table:table-cell office:value-type="float" office:value="3" table:style-name="ce3">
            <text:p>3</text:p>
          </table:table-cell>
          <table:table-cell office:value-type="float" office:value="30748" table:style-name="ce3">
            <text:p>30748</text:p>
          </table:table-cell>
          <table:table-cell office:value-type="float" office:value="6596.1907989881202" table:style-name="ce3">
            <text:p>6596.190799</text:p>
          </table:table-cell>
          <table:table-cell office:value-type="float" office:value="0" table:style-name="ce3">
            <text:p>0</text:p>
          </table:table-cell>
          <table:table-cell office:value-type="float" office:value="5.0025846687455102" table:style-name="ce3">
            <text:p>5.002584669</text:p>
          </table:table-cell>
          <table:table-cell office:value-type="float" office:value="201.31385916577699" table:style-name="ce3">
            <text:p>201.3138592</text:p>
          </table:table-cell>
          <table:table-cell office:value-type="float" office:value="41207.776666666599" table:style-name="ce3">
            <text:p>41207.77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4_UpdateTransmissionMedia:/plan?wicket:interface=:1:indicator:big-form:entity:mo:aspect:mo-details:name::IBehaviorListener:0:-1&amp;random=0.6374102989115448</text:p>
          </table:table-cell>
          <table:table-cell office:value-type="float" office:value="30" table:style-name="ce1">
            <text:p>30</text:p>
          </table:table-cell>
          <table:table-cell office:value-type="float" office:value="816" table:style-name="ce1">
            <text:p>816</text:p>
          </table:table-cell>
          <table:table-cell office:value-type="float" office:value="5" table:style-name="ce1">
            <text:p>5</text:p>
          </table:table-cell>
          <table:table-cell office:value-type="float" office:value="9237" table:style-name="ce1">
            <text:p>9237</text:p>
          </table:table-cell>
          <table:table-cell office:value-type="float" office:value="1879.43305901895" table:style-name="ce1">
            <text:p>1879.433059</text:p>
          </table:table-cell>
          <table:table-cell office:value-type="float" office:value="0" table:style-name="ce1">
            <text:p>0</text:p>
          </table:table-cell>
          <table:table-cell office:value-type="float" office:value="0.54819552306989405" table:style-name="ce1">
            <text:p>0.548195523</text:p>
          </table:table-cell>
          <table:table-cell office:value-type="float" office:value="0.232340680676107" table:style-name="ce1">
            <text:p>0.232340681</text:p>
          </table:table-cell>
          <table:table-cell office:value-type="float" office:value="434" table:style-name="ce1">
            <text:p>4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?wicket:interface=:1:indicator:big-form:plan:mo:aspect:incidents:eventsDiv:event:1:name-container:name-input::IBehaviorListener:0:-1&amp;random=0.09016340483185992</text:p>
          </table:table-cell>
          <table:table-cell office:value-type="float" office:value="30" table:style-name="ce1">
            <text:p>30</text:p>
          </table:table-cell>
          <table:table-cell office:value-type="float" office:value="421" table:style-name="ce1">
            <text:p>421</text:p>
          </table:table-cell>
          <table:table-cell office:value-type="float" office:value="4" table:style-name="ce1">
            <text:p>4</text:p>
          </table:table-cell>
          <table:table-cell office:value-type="float" office:value="4898" table:style-name="ce1">
            <text:p>4898</text:p>
          </table:table-cell>
          <table:table-cell office:value-type="float" office:value="1117.76220339271" table:style-name="ce1">
            <text:p>1117.762203</text:p>
          </table:table-cell>
          <table:table-cell office:value-type="float" office:value="0" table:style-name="ce1">
            <text:p>0</text:p>
          </table:table-cell>
          <table:table-cell office:value-type="float" office:value="0.66082206264593102" table:style-name="ce1">
            <text:p>0.660822063</text:p>
          </table:table-cell>
          <table:table-cell office:value-type="float" office:value="9.3788547953654294E-2" table:style-name="ce1">
            <text:p>0.093788548</text:p>
          </table:table-cell>
          <table:table-cell office:value-type="float" office:value="145.333333333333" table:style-name="ce1">
            <text:p>145.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logout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13.2220354795402" table:style-name="ce1">
            <text:p>13.22203548</text:p>
          </table:table-cell>
          <table:table-cell office:value-type="float" office:value="0" table:style-name="ce1">
            <text:p>0</text:p>
          </table:table-cell>
          <table:table-cell office:value-type="float" office:value="0.50098527103303103" table:style-name="ce1">
            <text:p>0.500985271</text:p>
          </table:table-cell>
          <table:table-cell office:value-type="float" office:value="0.71967708368123895" table:style-name="ce1">
            <text:p>0.71967708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?wicket:interface=:1:indicator:big-form:plan:mo:aspect:incidents:eventsDiv:event:1:confirmed::IBehaviorListener:1:-1&amp;random=0.25871927449742615</text:p>
          </table:table-cell>
          <table:table-cell office:value-type="float" office:value="30" table:style-name="ce1">
            <text:p>30</text:p>
          </table:table-cell>
          <table:table-cell office:value-type="float" office:value="132" table:style-name="ce1">
            <text:p>132</text:p>
          </table:table-cell>
          <table:table-cell office:value-type="float" office:value="4" table:style-name="ce1">
            <text:p>4</text:p>
          </table:table-cell>
          <table:table-cell office:value-type="float" office:value="2607" table:style-name="ce1">
            <text:p>2607</text:p>
          </table:table-cell>
          <table:table-cell office:value-type="float" office:value="466.03400448179002" table:style-name="ce1">
            <text:p>466.0340045</text:p>
          </table:table-cell>
          <table:table-cell office:value-type="float" office:value="0" table:style-name="ce1">
            <text:p>0</text:p>
          </table:table-cell>
          <table:table-cell office:value-type="float" office:value="0.64588356872201103" table:style-name="ce1">
            <text:p>0.645883569</text:p>
          </table:table-cell>
          <table:table-cell office:value-type="float" office:value="0.43212386028461902" table:style-name="ce1">
            <text:p>0.43212386</text:p>
          </table:table-cell>
          <table:table-cell office:value-type="float" office:value="685.1" table:style-name="ce1">
            <text:p>685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15.566488221675201" table:style-name="ce1">
            <text:p>15.56648822</text:p>
          </table:table-cell>
          <table:table-cell office:value-type="float" office:value="0" table:style-name="ce1">
            <text:p>0</text:p>
          </table:table-cell>
          <table:table-cell office:value-type="float" office:value="0.50100200400801598" table:style-name="ce1">
            <text:p>0.501002004</text:p>
          </table:table-cell>
          <table:table-cell office:value-type="float" office:value="0.71970112099198302" table:style-name="ce1">
            <text:p>0.71970112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segment.png</text:p>
          </table:table-cell>
          <table:table-cell office:value-type="float" office:value="30" table:style-name="ce1">
            <text:p>30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620" table:style-name="ce1">
            <text:p>620</text:p>
          </table:table-cell>
          <table:table-cell office:value-type="float" office:value="151.72395987450301" table:style-name="ce1">
            <text:p>151.7239599</text:p>
          </table:table-cell>
          <table:table-cell office:value-type="float" office:value="0" table:style-name="ce1">
            <text:p>0</text:p>
          </table:table-cell>
          <table:table-cell office:value-type="float" office:value="0.57498802108289404" table:style-name="ce1">
            <text:p>0.574988021</text:p>
          </table:table-cell>
          <table:table-cell office:value-type="float" office:value="1.0867123862002801" table:style-name="ce1">
            <text:p>1.086712386</text:p>
          </table:table-cell>
          <table:table-cell office:value-type="float" office:value="1935.3333333333301" table:style-name="ce1">
            <text:p>1935.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logout</text:p>
          </table:table-cell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727" table:style-name="ce1">
            <text:p>727</text:p>
          </table:table-cell>
          <table:table-cell office:value-type="float" office:value="163.44155938234701" table:style-name="ce1">
            <text:p>163.4415594</text:p>
          </table:table-cell>
          <table:table-cell office:value-type="float" office:value="0" table:style-name="ce1">
            <text:p>0</text:p>
          </table:table-cell>
          <table:table-cell office:value-type="float" office:value="0.57382222987318499" table:style-name="ce1">
            <text:p>0.57382223</text:p>
          </table:table-cell>
          <table:table-cell office:value-type="float" office:value="0.82430908217134302" table:style-name="ce1">
            <text:p>0.82430908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home</text:p>
          </table:table-cell>
          <table:table-cell office:value-type="float" office:value="30" table:style-name="ce1">
            <text:p>30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5474" table:style-name="ce1">
            <text:p>5474</text:p>
          </table:table-cell>
          <table:table-cell office:value-type="float" office:value="1082.1090928778301" table:style-name="ce1">
            <text:p>1082.109093</text:p>
          </table:table-cell>
          <table:table-cell office:value-type="float" office:value="0" table:style-name="ce1">
            <text:p>0</text:p>
          </table:table-cell>
          <table:table-cell office:value-type="float" office:value="2.002002002002" table:style-name="ce1">
            <text:p>2.002002002</text:p>
          </table:table-cell>
          <table:table-cell office:value-type="float" office:value="16.4527809059059" table:style-name="ce1">
            <text:p>16.45278091</text:p>
          </table:table-cell>
          <table:table-cell office:value-type="float" office:value="8415.4" table:style-name="ce1">
            <text:p>8415.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0_AddFlow:/plan</text:p>
          </table:table-cell>
          <table:table-cell office:value-type="float" office:value="450" table:style-name="ce3">
            <text:p>450</text:p>
          </table:table-cell>
          <table:table-cell office:value-type="float" office:value="990" table:style-name="ce3">
            <text:p>990</text:p>
          </table:table-cell>
          <table:table-cell office:value-type="float" office:value="3" table:style-name="ce3">
            <text:p>3</text:p>
          </table:table-cell>
          <table:table-cell office:value-type="float" office:value="33249" table:style-name="ce3">
            <text:p>33249</text:p>
          </table:table-cell>
          <table:table-cell office:value-type="float" office:value="4066.96704037071" table:style-name="ce3">
            <text:p>4066.96704</text:p>
          </table:table-cell>
          <table:table-cell office:value-type="float" office:value="0" table:style-name="ce3">
            <text:p>0</text:p>
          </table:table-cell>
          <table:table-cell office:value-type="float" office:value="7.3340069754555204" table:style-name="ce3">
            <text:p>7.334006975</text:p>
          </table:table-cell>
          <table:table-cell office:value-type="float" office:value="120.99624972497401" table:style-name="ce3">
            <text:p>120.9962497</text:p>
          </table:table-cell>
          <table:table-cell office:value-type="float" office:value="16893.924444444401" table:style-name="ce3">
            <text:p>16893.9244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0_AddFlow:/plan?wicket:interface=:1:indicator:big-form:segment:receives:flows-div:flows:0:flow:name::IBehaviorListener:0:-1&amp;random=0.9942259558057822</text:p>
          </table:table-cell>
          <table:table-cell office:value-type="float" office:value="30" table:style-name="ce1">
            <text:p>30</text:p>
          </table:table-cell>
          <table:table-cell office:value-type="float" office:value="353" table:style-name="ce1">
            <text:p>353</text:p>
          </table:table-cell>
          <table:table-cell office:value-type="float" office:value="4" table:style-name="ce1">
            <text:p>4</text:p>
          </table:table-cell>
          <table:table-cell office:value-type="float" office:value="8903" table:style-name="ce1">
            <text:p>8903</text:p>
          </table:table-cell>
          <table:table-cell office:value-type="float" office:value="1593.3573014236299" table:style-name="ce1">
            <text:p>1593.357301</text:p>
          </table:table-cell>
          <table:table-cell office:value-type="float" office:value="0" table:style-name="ce1">
            <text:p>0</text:p>
          </table:table-cell>
          <table:table-cell office:value-type="float" office:value="0.50329659268206695" table:style-name="ce1">
            <text:p>0.503296593</text:p>
          </table:table-cell>
          <table:table-cell office:value-type="float" office:value="0.49546535012666298" table:style-name="ce1">
            <text:p>0.49546535</text:p>
          </table:table-cell>
          <table:table-cell office:value-type="float" office:value="1008.06666666666" table:style-name="ce1">
            <text:p>1008.0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intent::IBehaviorListener:0:-1&amp;random=0.37325538123256385</text:p>
          </table:table-cell>
          <table:table-cell office:value-type="float" office:value="30" table:style-name="ce1">
            <text:p>30</text:p>
          </table:table-cell>
          <table:table-cell office:value-type="float" office:value="239" table:style-name="ce1">
            <text:p>239</text:p>
          </table:table-cell>
          <table:table-cell office:value-type="float" office:value="5" table:style-name="ce1">
            <text:p>5</text:p>
          </table:table-cell>
          <table:table-cell office:value-type="float" office:value="6280" table:style-name="ce1">
            <text:p>6280</text:p>
          </table:table-cell>
          <table:table-cell office:value-type="float" office:value="1122.88721556926" table:style-name="ce1">
            <text:p>1122.887216</text:p>
          </table:table-cell>
          <table:table-cell office:value-type="float" office:value="0" table:style-name="ce1">
            <text:p>0</text:p>
          </table:table-cell>
          <table:table-cell office:value-type="float" office:value="0.50264727565176603" table:style-name="ce1">
            <text:p>0.502647276</text:p>
          </table:table-cell>
          <table:table-cell office:value-type="float" office:value="0.40386857763387102" table:style-name="ce1">
            <text:p>0.403868578</text:p>
          </table:table-cell>
          <table:table-cell office:value-type="float" office:value="822.76666666666597" table:style-name="ce1">
            <text:p>822.7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firstChoice::IBehaviorListener:0:-1&amp;random=0.7691024521234556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672" table:style-name="ce1">
            <text:p>672</text:p>
          </table:table-cell>
          <table:table-cell office:value-type="float" office:value="118.89016873662101" table:style-name="ce1">
            <text:p>118.8901687</text:p>
          </table:table-cell>
          <table:table-cell office:value-type="float" office:value="0" table:style-name="ce1">
            <text:p>0</text:p>
          </table:table-cell>
          <table:table-cell office:value-type="float" office:value="0.49286981665242802" table:style-name="ce1">
            <text:p>0.492869817</text:p>
          </table:table-cell>
          <table:table-cell office:value-type="float" office:value="6.5427184645462294E-2" table:style-name="ce1">
            <text:p>0.065427185</text:p>
          </table:table-cell>
          <table:table-cell office:value-type="float" office:value="135.933333333333" table:style-name="ce1">
            <text:p>135.9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home</text:p>
          </table:table-cell>
          <table:table-cell office:value-type="float" office:value="60" table:style-name="ce1">
            <text:p>60</text:p>
          </table:table-cell>
          <table:table-cell office:value-type="float" office:value="339" table:style-name="ce1">
            <text:p>339</text:p>
          </table:table-cell>
          <table:table-cell office:value-type="float" office:value="5" table:style-name="ce1">
            <text:p>5</text:p>
          </table:table-cell>
          <table:table-cell office:value-type="float" office:value="5849" table:style-name="ce1">
            <text:p>5849</text:p>
          </table:table-cell>
          <table:table-cell office:value-type="float" office:value="871.498048700563" table:style-name="ce1">
            <text:p>871.4980487</text:p>
          </table:table-cell>
          <table:table-cell office:value-type="float" office:value="0" table:style-name="ce1">
            <text:p>0</text:p>
          </table:table-cell>
          <table:table-cell office:value-type="float" office:value="0.93561415272341597" table:style-name="ce1">
            <text:p>0.935614153</text:p>
          </table:table-cell>
          <table:table-cell office:value-type="float" office:value="6.3673233346067999" table:style-name="ce1">
            <text:p>6.367323335</text:p>
          </table:table-cell>
          <table:table-cell office:value-type="float" office:value="6968.8333333333303" table:style-name="ce1">
            <text:p>6968.83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1_UpdatePhase:/plan</text:p>
          </table:table-cell>
          <table:table-cell office:value-type="float" office:value="300" table:style-name="ce3">
            <text:p>300</text:p>
          </table:table-cell>
          <table:table-cell office:value-type="float" office:value="1050" table:style-name="ce3">
            <text:p>1050</text:p>
          </table:table-cell>
          <table:table-cell office:value-type="float" office:value="4" table:style-name="ce3">
            <text:p>4</text:p>
          </table:table-cell>
          <table:table-cell office:value-type="float" office:value="20620" table:style-name="ce3">
            <text:p>20620</text:p>
          </table:table-cell>
          <table:table-cell office:value-type="float" office:value="3563.8196646606798" table:style-name="ce3">
            <text:p>3563.819665</text:p>
          </table:table-cell>
          <table:table-cell office:value-type="float" office:value="0" table:style-name="ce3">
            <text:p>0</text:p>
          </table:table-cell>
          <table:table-cell office:value-type="float" office:value="5.1392743344639698" table:style-name="ce3">
            <text:p>5.139274334</text:p>
          </table:table-cell>
          <table:table-cell office:value-type="float" office:value="54.119820976590603" table:style-name="ce3">
            <text:p>54.11982098</text:p>
          </table:table-cell>
          <table:table-cell office:value-type="float" office:value="10783.37" table:style-name="ce3">
            <text:p>10783.3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55" table:style-name="ce1">
            <text:p>255</text:p>
          </table:table-cell>
          <table:table-cell office:value-type="float" office:value="59.441810948934602" table:style-name="ce1">
            <text:p>59.44181095</text:p>
          </table:table-cell>
          <table:table-cell office:value-type="float" office:value="0" table:style-name="ce1">
            <text:p>0</text:p>
          </table:table-cell>
          <table:table-cell office:value-type="float" office:value="0.49290220820189201" table:style-name="ce1">
            <text:p>0.492902208</text:p>
          </table:table-cell>
          <table:table-cell office:value-type="float" office:value="3.7769915302970497E-2" table:style-name="ce1">
            <text:p>0.037769915</text:p>
          </table:table-cell>
          <table:table-cell office:value-type="float" office:value="78.466666666666598" table:style-name="ce1">
            <text:p>78.4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plan?wicket:interface=:1:indicator:big-form:entity:mo:aspect:mo-details:name::IBehaviorListener:0:-1&amp;random=0.5996661214385959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64" table:style-name="ce1">
            <text:p>464</text:p>
          </table:table-cell>
          <table:table-cell office:value-type="float" office:value="91.096188479845594" table:style-name="ce1">
            <text:p>91.09618848</text:p>
          </table:table-cell>
          <table:table-cell office:value-type="float" office:value="0" table:style-name="ce1">
            <text:p>0</text:p>
          </table:table-cell>
          <table:table-cell office:value-type="float" office:value="0.59053955630794597" table:style-name="ce1">
            <text:p>0.590539556</text:p>
          </table:table-cell>
          <table:table-cell office:value-type="float" office:value="0.13661994227475799" table:style-name="ce1">
            <text:p>0.136619942</text:p>
          </table:table-cell>
          <table:table-cell office:value-type="float" office:value="236.9" table:style-name="ce1">
            <text:p>236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logout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30" table:style-name="ce1">
            <text:p>130</text:p>
          </table:table-cell>
          <table:table-cell office:value-type="float" office:value="31.621652216304" table:style-name="ce1">
            <text:p>31.62165222</text:p>
          </table:table-cell>
          <table:table-cell office:value-type="float" office:value="0" table:style-name="ce1">
            <text:p>0</text:p>
          </table:table-cell>
          <table:table-cell office:value-type="float" office:value="0.49100639945007202" table:style-name="ce1">
            <text:p>0.491006399</text:p>
          </table:table-cell>
          <table:table-cell office:value-type="float" office:value="0.70534220077251597" table:style-name="ce1">
            <text:p>0.70534220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403" table:style-name="ce1">
            <text:p>403</text:p>
          </table:table-cell>
          <table:table-cell office:value-type="float" office:value="95.2403042600954" table:style-name="ce1">
            <text:p>95.24030426</text:p>
          </table:table-cell>
          <table:table-cell office:value-type="float" office:value="0" table:style-name="ce1">
            <text:p>0</text:p>
          </table:table-cell>
          <table:table-cell office:value-type="float" office:value="0.49103854652590201" table:style-name="ce1">
            <text:p>0.491038547</text:p>
          </table:table-cell>
          <table:table-cell office:value-type="float" office:value="0.70538838080039201" table:style-name="ce1">
            <text:p>0.70538838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9_UpdateSameTask:/plan</text:p>
          </table:table-cell>
          <table:table-cell office:value-type="float" office:value="240" table:style-name="ce3">
            <text:p>240</text:p>
          </table:table-cell>
          <table:table-cell office:value-type="float" office:value="1043" table:style-name="ce3">
            <text:p>1043</text:p>
          </table:table-cell>
          <table:table-cell office:value-type="float" office:value="3" table:style-name="ce3">
            <text:p>3</text:p>
          </table:table-cell>
          <table:table-cell office:value-type="float" office:value="22198" table:style-name="ce3">
            <text:p>22198</text:p>
          </table:table-cell>
          <table:table-cell office:value-type="float" office:value="3626.6855506530901" table:style-name="ce3">
            <text:p>3626.685551</text:p>
          </table:table-cell>
          <table:table-cell office:value-type="float" office:value="0" table:style-name="ce3">
            <text:p>0</text:p>
          </table:table-cell>
          <table:table-cell office:value-type="float" office:value="3.7853098433827999" table:style-name="ce3">
            <text:p>3.785309843</text:p>
          </table:table-cell>
          <table:table-cell office:value-type="float" office:value="44.871385719129997" table:style-name="ce3">
            <text:p>44.87138572</text:p>
          </table:table-cell>
          <table:table-cell office:value-type="float" office:value="12138.583333333299" table:style-name="ce3">
            <text:p>12138.58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1_UpdatePhase:/logout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106" table:style-name="ce1">
            <text:p>106</text:p>
          </table:table-cell>
          <table:table-cell office:value-type="float" office:value="26.482614842361901" table:style-name="ce1">
            <text:p>26.48261484</text:p>
          </table:table-cell>
          <table:table-cell office:value-type="float" office:value="0" table:style-name="ce1">
            <text:p>0</text:p>
          </table:table-cell>
          <table:table-cell office:value-type="float" office:value="0.51306608291147804" table:style-name="ce1">
            <text:p>0.513066083</text:p>
          </table:table-cell>
          <table:table-cell office:value-type="float" office:value="0.73703145308865703" table:style-name="ce1">
            <text:p>0.73703145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18.306525855248601" table:style-name="ce1">
            <text:p>18.30652586</text:p>
          </table:table-cell>
          <table:table-cell office:value-type="float" office:value="0" table:style-name="ce1">
            <text:p>0</text:p>
          </table:table-cell>
          <table:table-cell office:value-type="float" office:value="0.513171399247348" table:style-name="ce1">
            <text:p>0.513171399</text:p>
          </table:table-cell>
          <table:table-cell office:value-type="float" office:value="0.73718274247348603" table:style-name="ce1">
            <text:p>0.73718274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plan?wicket:interface=:1:indicator:big-form:segment:part:task::IBehaviorListener:0:-1&amp;random=0.7455206658306013</text:p>
          </table:table-cell>
          <table:table-cell office:value-type="float" office:value="30" table:style-name="ce1">
            <text:p>30</text:p>
          </table:table-cell>
          <table:table-cell office:value-type="float" office:value="648" table:style-name="ce1">
            <text:p>648</text:p>
          </table:table-cell>
          <table:table-cell office:value-type="float" office:value="6" table:style-name="ce1">
            <text:p>6</text:p>
          </table:table-cell>
          <table:table-cell office:value-type="float" office:value="18256" table:style-name="ce1">
            <text:p>18256</text:p>
          </table:table-cell>
          <table:table-cell office:value-type="float" office:value="3270.1591345920001" table:style-name="ce1">
            <text:p>3270.159135</text:p>
          </table:table-cell>
          <table:table-cell office:value-type="float" office:value="0" table:style-name="ce1">
            <text:p>0</text:p>
          </table:table-cell>
          <table:table-cell office:value-type="float" office:value="0.58929834210733001" table:style-name="ce1">
            <text:p>0.589298342</text:p>
          </table:table-cell>
          <table:table-cell office:value-type="float" office:value="2.4737677833051701" table:style-name="ce1">
            <text:p>2.473767783</text:p>
          </table:table-cell>
          <table:table-cell office:value-type="float" office:value="4298.5666666666602" table:style-name="ce1">
            <text:p>4298.5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logout</text:p>
          </table:table-cell>
          <table:table-cell office:value-type="float" office:value="30" table:style-name="ce1">
            <text:p>30</text:p>
          </table:table-cell>
          <table:table-cell office:value-type="float" office:value="88" table:style-name="ce1">
            <text:p>88</text:p>
          </table:table-cell>
          <table:table-cell office:value-type="float" office:value="8" table:style-name="ce1">
            <text:p>8</text:p>
          </table:table-cell>
          <table:table-cell office:value-type="float" office:value="1788" table:style-name="ce1">
            <text:p>1788</text:p>
          </table:table-cell>
          <table:table-cell office:value-type="float" office:value="316.61416406864799" table:style-name="ce1">
            <text:p>316.6141641</text:p>
          </table:table-cell>
          <table:table-cell office:value-type="float" office:value="0" table:style-name="ce1">
            <text:p>0</text:p>
          </table:table-cell>
          <table:table-cell office:value-type="float" office:value="0.52142174328669499" table:style-name="ce1">
            <text:p>0.521421743</text:p>
          </table:table-cell>
          <table:table-cell office:value-type="float" office:value="0.74903455505344496" table:style-name="ce1">
            <text:p>0.74903455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585" table:style-name="ce1">
            <text:p>585</text:p>
          </table:table-cell>
          <table:table-cell office:value-type="float" office:value="107.193744635071" table:style-name="ce1">
            <text:p>107.1937446</text:p>
          </table:table-cell>
          <table:table-cell office:value-type="float" office:value="0" table:style-name="ce1">
            <text:p>0</text:p>
          </table:table-cell>
          <table:table-cell office:value-type="float" office:value="0.52179357846036101" table:style-name="ce1">
            <text:p>0.521793578</text:p>
          </table:table-cell>
          <table:table-cell office:value-type="float" office:value="0.74956870499530304" table:style-name="ce1">
            <text:p>0.74956870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3_UpdatePhase:/plan</text:p>
          </table:table-cell>
          <table:table-cell office:value-type="float" office:value="390" table:style-name="ce3">
            <text:p>390</text:p>
          </table:table-cell>
          <table:table-cell office:value-type="float" office:value="1056" table:style-name="ce3">
            <text:p>1056</text:p>
          </table:table-cell>
          <table:table-cell office:value-type="float" office:value="4" table:style-name="ce3">
            <text:p>4</text:p>
          </table:table-cell>
          <table:table-cell office:value-type="float" office:value="24103" table:style-name="ce3">
            <text:p>24103</text:p>
          </table:table-cell>
          <table:table-cell office:value-type="float" office:value="3373.6131328178499" table:style-name="ce3">
            <text:p>3373.613133</text:p>
          </table:table-cell>
          <table:table-cell office:value-type="float" office:value="0" table:style-name="ce3">
            <text:p>0</text:p>
          </table:table-cell>
          <table:table-cell office:value-type="float" office:value="7.4434583452619503" table:style-name="ce3">
            <text:p>7.443458345</text:p>
          </table:table-cell>
          <table:table-cell office:value-type="float" office:value="91.9039529952762" table:style-name="ce3">
            <text:p>91.903953</text:p>
          </table:table-cell>
          <table:table-cell office:value-type="float" office:value="12643.2692307692" table:style-name="ce3">
            <text:p>12643.2692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3_UpdatePhase:/plan?wicket:interface=:1:indicator:big-form:plan:mo:aspect:indexed::IBehaviorListener:0:-1&amp;random=0.8376628133096905</text:p>
          </table:table-cell>
          <table:table-cell office:value-type="float" office:value="30" table:style-name="ce3">
            <text:p>30</text:p>
          </table:table-cell>
          <table:table-cell office:value-type="float" office:value="2394" table:style-name="ce3">
            <text:p>2394</text:p>
          </table:table-cell>
          <table:table-cell office:value-type="float" office:value="5" table:style-name="ce3">
            <text:p>5</text:p>
          </table:table-cell>
          <table:table-cell office:value-type="float" office:value="6982" table:style-name="ce3">
            <text:p>6982</text:p>
          </table:table-cell>
          <table:table-cell office:value-type="float" office:value="2378.16892307225" table:style-name="ce3">
            <text:p>2378.168923</text:p>
          </table:table-cell>
          <table:table-cell office:value-type="float" office:value="0" table:style-name="ce3">
            <text:p>0</text:p>
          </table:table-cell>
          <table:table-cell office:value-type="float" office:value="0.92273622047244097" table:style-name="ce3">
            <text:p>0.92273622</text:p>
          </table:table-cell>
          <table:table-cell office:value-type="float" office:value="7.2989876814714499E-2" table:style-name="ce3">
            <text:p>0.072989877</text:p>
          </table:table-cell>
          <table:table-cell office:value-type="float" office:value="81" table:style-name="ce3">
            <text:p>8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3_UpdatePhase:/plan?wicket:interface=:1:indicator:big-form:entity:mo:aspect:mo-details:name::IBehaviorListener:0:-1&amp;random=0.1660776531605097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210" table:style-name="ce1">
            <text:p>210</text:p>
          </table:table-cell>
          <table:table-cell office:value-type="float" office:value="46.826867881116598" table:style-name="ce1">
            <text:p>46.82686788</text:p>
          </table:table-cell>
          <table:table-cell office:value-type="float" office:value="0" table:style-name="ce1">
            <text:p>0</text:p>
          </table:table-cell>
          <table:table-cell office:value-type="float" office:value="0.65358053201455302" table:style-name="ce1">
            <text:p>0.653580532</text:p>
          </table:table-cell>
          <table:table-cell office:value-type="float" office:value="5.2018372421080102E-2" table:style-name="ce1">
            <text:p>0.052018372</text:p>
          </table:table-cell>
          <table:table-cell office:value-type="float" office:value="81.5" table:style-name="ce1">
            <text:p>81.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logout</text:p>
          </table:table-cell>
          <table:table-cell office:value-type="float" office:value="30" table:style-name="ce1">
            <text:p>30</text:p>
          </table:table-cell>
          <table:table-cell office:value-type="float" office:value="105" table:style-name="ce1">
            <text:p>105</text:p>
          </table:table-cell>
          <table:table-cell office:value-type="float" office:value="6" table:style-name="ce1">
            <text:p>6</text:p>
          </table:table-cell>
          <table:table-cell office:value-type="float" office:value="766" table:style-name="ce1">
            <text:p>766</text:p>
          </table:table-cell>
          <table:table-cell office:value-type="float" office:value="188.77634032544" table:style-name="ce1">
            <text:p>188.7763403</text:p>
          </table:table-cell>
          <table:table-cell office:value-type="float" office:value="0" table:style-name="ce1">
            <text:p>0</text:p>
          </table:table-cell>
          <table:table-cell office:value-type="float" office:value="0.64687237208098802" table:style-name="ce1">
            <text:p>0.646872372</text:p>
          </table:table-cell>
          <table:table-cell office:value-type="float" office:value="0.92924732356555995" table:style-name="ce1">
            <text:p>0.92924732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11" table:style-name="ce1">
            <text:p>411</text:p>
          </table:table-cell>
          <table:table-cell office:value-type="float" office:value="81.037995203895903" table:style-name="ce1">
            <text:p>81.0379952</text:p>
          </table:table-cell>
          <table:table-cell office:value-type="float" office:value="0" table:style-name="ce1">
            <text:p>0</text:p>
          </table:table-cell>
          <table:table-cell office:value-type="float" office:value="0.64685842425287798" table:style-name="ce1">
            <text:p>0.646858424</text:p>
          </table:table-cell>
          <table:table-cell office:value-type="float" office:value="0.92922728718357805" table:style-name="ce1">
            <text:p>0.92922728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6_UpdateRoles:/;jsessionid=18gm35ru9lkeg4xl9oyg8vli</text:p>
          </table:table-cell>
          <table:table-cell office:value-type="float" office:value="30" table:style-name="ce3">
            <text:p>30</text:p>
          </table:table-cell>
          <table:table-cell office:value-type="float" office:value="1342" table:style-name="ce3">
            <text:p>1342</text:p>
          </table:table-cell>
          <table:table-cell office:value-type="float" office:value="2" table:style-name="ce3">
            <text:p>2</text:p>
          </table:table-cell>
          <table:table-cell office:value-type="float" office:value="11746" table:style-name="ce3">
            <text:p>11746</text:p>
          </table:table-cell>
          <table:table-cell office:value-type="float" office:value="3376.2548786422399" table:style-name="ce3">
            <text:p>3376.254879</text:p>
          </table:table-cell>
          <table:table-cell office:value-type="float" office:value="0" table:style-name="ce3">
            <text:p>0</text:p>
          </table:table-cell>
          <table:table-cell office:value-type="float" office:value="2.27738556137554" table:style-name="ce3">
            <text:p>2.277385561</text:p>
          </table:table-cell>
          <table:table-cell office:value-type="float" office:value="13.1954180663098" table:style-name="ce3">
            <text:p>13.19541807</text:p>
          </table:table-cell>
          <table:table-cell office:value-type="float" office:value="5933.1666666666597" table:style-name="ce3">
            <text:p>5933.1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6_UpdateRoles:/home</text:p>
          </table:table-cell>
          <table:table-cell office:value-type="float" office:value="30" table:style-name="ce1">
            <text:p>30</text:p>
          </table:table-cell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967" table:style-name="ce1">
            <text:p>967</text:p>
          </table:table-cell>
          <table:table-cell office:value-type="float" office:value="279.52375371135901" table:style-name="ce1">
            <text:p>279.5237537</text:p>
          </table:table-cell>
          <table:table-cell office:value-type="float" office:value="0" table:style-name="ce1">
            <text:p>0</text:p>
          </table:table-cell>
          <table:table-cell office:value-type="float" office:value="8.4961767204757805" table:style-name="ce1">
            <text:p>8.49617672</text:p>
          </table:table-cell>
          <table:table-cell office:value-type="float" office:value="37.1843249964599" table:style-name="ce1">
            <text:p>37.184325</text:p>
          </table:table-cell>
          <table:table-cell office:value-type="float" office:value="4481.6333333333296" table:style-name="ce1">
            <text:p>4481.6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plan</text:p>
          </table:table-cell>
          <table:table-cell office:value-type="float" office:value="150" table:style-name="ce1">
            <text:p>150</text:p>
          </table:table-cell>
          <table:table-cell office:value-type="float" office:value="1181" table:style-name="ce1">
            <text:p>1181</text:p>
          </table:table-cell>
          <table:table-cell office:value-type="float" office:value="4" table:style-name="ce1">
            <text:p>4</text:p>
          </table:table-cell>
          <table:table-cell office:value-type="float" office:value="21687" table:style-name="ce1">
            <text:p>21687</text:p>
          </table:table-cell>
          <table:table-cell office:value-type="float" office:value="4270.1811424289199" table:style-name="ce1">
            <text:p>4270.181142</text:p>
          </table:table-cell>
          <table:table-cell office:value-type="float" office:value="0" table:style-name="ce1">
            <text:p>0</text:p>
          </table:table-cell>
          <table:table-cell office:value-type="float" office:value="2.88289673463896" table:style-name="ce1">
            <text:p>2.882896735</text:p>
          </table:table-cell>
          <table:table-cell office:value-type="float" office:value="29.0760218367415" table:style-name="ce1">
            <text:p>29.07602184</text:p>
          </table:table-cell>
          <table:table-cell office:value-type="float" office:value="10327.753333333299" table:style-name="ce1">
            <text:p>10327.75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plan?wicket:interface=:1:indicator:big-form:segment:part:role:name::IBehaviorListener:0:-1&amp;random=0.0461037603656551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410" table:style-name="ce1">
            <text:p>410</text:p>
          </table:table-cell>
          <table:table-cell office:value-type="float" office:value="71.713659011996299" table:style-name="ce1">
            <text:p>71.71365901</text:p>
          </table:table-cell>
          <table:table-cell office:value-type="float" office:value="0" table:style-name="ce1">
            <text:p>0</text:p>
          </table:table-cell>
          <table:table-cell office:value-type="float" office:value="0.66053106697785002" table:style-name="ce1">
            <text:p>0.660531067</text:p>
          </table:table-cell>
          <table:table-cell office:value-type="float" office:value="4.1369198335461703E-2" table:style-name="ce1">
            <text:p>0.041369198</text:p>
          </table:table-cell>
          <table:table-cell office:value-type="float" office:value="64.133333333333297" table:style-name="ce1">
            <text:p>64.1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logout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8.4871798745061504" table:style-name="ce1">
            <text:p>8.487179875</text:p>
          </table:table-cell>
          <table:table-cell office:value-type="float" office:value="0" table:style-name="ce1">
            <text:p>0</text:p>
          </table:table-cell>
          <table:table-cell office:value-type="float" office:value="0.577556167337273" table:style-name="ce1">
            <text:p>0.577556167</text:p>
          </table:table-cell>
          <table:table-cell office:value-type="float" office:value="0.829672970852665" table:style-name="ce1">
            <text:p>0.82967297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14.398919712564799" table:style-name="ce1">
            <text:p>14.39891971</text:p>
          </table:table-cell>
          <table:table-cell office:value-type="float" office:value="0" table:style-name="ce1">
            <text:p>0</text:p>
          </table:table-cell>
          <table:table-cell office:value-type="float" office:value="0.57768962661993795" table:style-name="ce1">
            <text:p>0.577689627</text:p>
          </table:table-cell>
          <table:table-cell office:value-type="float" office:value="0.82986468824016402" table:style-name="ce1">
            <text:p>0.82986468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990" table:style-name="ce3">
            <text:p>6990</text:p>
          </table:table-cell>
          <table:table-cell office:value-type="float" office:value="1278" table:style-name="ce3">
            <text:p>1278</text:p>
          </table:table-cell>
          <table:table-cell office:value-type="float" office:value="1" table:style-name="ce3">
            <text:p>1</text:p>
          </table:table-cell>
          <table:table-cell office:value-type="float" office:value="33249" table:style-name="ce3">
            <text:p>33249</text:p>
          </table:table-cell>
          <table:table-cell office:value-type="float" office:value="3511.1435449017699" table:style-name="ce3">
            <text:p>3511.143545</text:p>
          </table:table-cell>
          <table:table-cell office:value-type="float" office:value="0" table:style-name="ce3">
            <text:p>0</text:p>
          </table:table-cell>
          <table:table-cell office:value-type="float" office:value="102.59044543920101" table:style-name="ce3">
            <text:p>102.5904454</text:p>
          </table:table-cell>
          <table:table-cell office:value-type="float" office:value="1018.56975122917" table:style-name="ce3">
            <text:p>1018.569751</text:p>
          </table:table-cell>
          <table:table-cell office:value-type="float" office:value="10166.789127324701" table:style-name="ce3">
            <text:p>10166.78913</text:p>
          </table:table-cell>
          <table:table-cell table:number-columns-repeated="16374" table:style-name="ce3"/>
        </table:table-row>
        <table:table-row table:number-rows-repeated="10484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7T14:09:58Z</meta:creation-date>
    <dc:date>2011-06-17T14:09:58Z</dc:date>
  </office:meta>
</office:document-meta>
</file>